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wiss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writing-mode="page"/>
    </style:style>
    <style:style style:name="Table1.A" style:family="table-column">
      <style:table-column-properties style:column-width="6.715cm"/>
    </style:style>
    <style:style style:name="Table1.B" style:family="table-column">
      <style:table-column-properties style:column-width="10.2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318cm" fo:margin-left="0cm" fo:margin-top="0cm" fo:margin-bottom="0cm" table:align="left" style:writing-mode="page"/>
    </style:style>
    <style:style style:name="Table2.A" style:family="table-column">
      <style:table-column-properties style:column-width="2.942cm"/>
    </style:style>
    <style:style style:name="Table2.B" style:family="table-column">
      <style:table-column-properties style:column-width="6.659cm"/>
    </style:style>
    <style:style style:name="Table2.C" style:family="table-column">
      <style:table-column-properties style:column-width="5.7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fo:margin-left="0cm" fo:margin-top="0cm" fo:margin-bottom="0cm" table:align="left" style:writing-mode="page"/>
    </style:style>
    <style:style style:name="Table3.A" style:family="table-column">
      <style:table-column-properties style:column-width="6.419cm"/>
    </style:style>
    <style:style style:name="Table3.B" style:family="table-column">
      <style:table-column-properties style:column-width="10.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918cm" fo:margin-left="0cm" fo:margin-top="0cm" fo:margin-bottom="0cm" table:align="left" style:writing-mode="page"/>
    </style:style>
    <style:style style:name="Table4.A" style:family="table-column">
      <style:table-column-properties style:column-width="5.547cm"/>
    </style:style>
    <style:style style:name="Table4.B" style:family="table-column">
      <style:table-column-properties style:column-width="1.207cm"/>
    </style:style>
    <style:style style:name="Table4.C" style:family="table-column">
      <style:table-column-properties style:column-width="4.16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612cm" fo:margin-left="0cm" fo:margin-top="0cm" fo:margin-bottom="0cm" table:align="left" style:writing-mode="page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2.11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0.887cm" fo:margin-left="0cm" fo:margin-top="0cm" fo:margin-bottom="0cm" table:align="left" style:writing-mode="page"/>
    </style:style>
    <style:style style:name="Table6.A" style:family="table-column">
      <style:table-column-properties style:column-width="6.197cm"/>
    </style:style>
    <style:style style:name="Table6.B" style:family="table-column">
      <style:table-column-properties style:column-width="2.178cm"/>
    </style:style>
    <style:style style:name="Table6.C" style:family="table-column">
      <style:table-column-properties style:column-width="2.51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894cm" fo:margin-left="0cm" fo:margin-top="0cm" fo:margin-bottom="0cm" table:align="left" style:writing-mode="page"/>
    </style:style>
    <style:style style:name="Table7.A" style:family="table-column">
      <style:table-column-properties style:column-width="7.327cm"/>
    </style:style>
    <style:style style:name="Table7.B" style:family="table-column">
      <style:table-column-properties style:column-width="5.56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562cm" fo:margin-left="0cm" fo:margin-top="0cm" fo:margin-bottom="0cm" table:align="left" style:writing-mode="page"/>
    </style:style>
    <style:style style:name="Table8.A" style:family="table-column">
      <style:table-column-properties style:column-width="2.498cm"/>
    </style:style>
    <style:style style:name="Table8.B" style:family="table-column">
      <style:table-column-properties style:column-width="8.06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start" style:justify-single-word="false" style:writing-mode="lr-tb"/>
    </style:style>
    <style:style style:name="P2" style:family="paragraph" style:parent-style-name="Heading_20_3">
      <style:paragraph-properties fo:text-align="start" style:justify-single-word="false" style:writing-mode="lr-tb"/>
    </style:style>
    <style:style style:name="P3" style:family="paragraph" style:parent-style-name="Heading_20_4">
      <style:paragraph-properties fo:text-align="start" style:justify-single-word="false" style:writing-mode="lr-tb"/>
    </style:style>
    <style:style style:name="P4" style:family="paragraph" style:parent-style-name="Heading_20_5">
      <style:paragraph-properties fo:text-align="start" style:justify-single-word="false" style:writing-mode="lr-tb"/>
    </style:style>
    <style:style style:name="P5" style:family="paragraph" style:parent-style-name="Heading_20_6">
      <style:paragraph-properties fo:text-align="start" style:justify-single-word="false" style:writing-mode="lr-tb"/>
    </style:style>
    <style:style style:name="P6" style:family="paragraph" style:parent-style-name="Horizontal_20_Line">
      <style:paragraph-properties fo:text-align="start" style:justify-single-word="false" style:writing-mode="lr-tb"/>
    </style:style>
    <style:style style:name="P7" style:family="paragraph" style:parent-style-name="Preformatted_20_Text">
      <style:paragraph-properties fo:text-align="start" style:justify-single-word="false" style:writing-mode="lr-tb"/>
    </style:style>
    <style:style style:name="P8" style:family="paragraph" style:parent-style-name="Preformatted_20_Text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Preformatted_20_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Preformatted_20_Text" style:list-style-name="">
      <style:paragraph-properties fo:margin-left="0cm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Preformatted_20_Text" style:list-style-name="">
      <style:paragraph-properties fo:margin-left="0cm" fo:text-align="start" style:justify-single-word="false" fo:text-indent="0cm" style:auto-text-indent="false" style:writing-mode="lr-tb"/>
    </style:style>
    <style:style style:name="P1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>
      <style:paragraph-properties style:writing-mode="lr-tb"/>
    </style:style>
    <style:style style:name="P15" style:family="paragraph" style:parent-style-name="Preformatted_20_Text">
      <style:paragraph-properties style:writing-mode="lr-tb"/>
      <style:text-properties style:font-name="Courier New"/>
    </style:style>
    <style:style style:name="P16" style:family="paragraph" style:parent-style-name="Preformatted_20_Text" style:list-style-name="">
      <style:paragraph-properties fo:margin-left="0cm" fo:text-indent="0cm" style:auto-text-indent="false" style:writing-mode="lr-tb"/>
      <style:text-properties style:font-name="Courier New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Preformatted_20_Text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Courier New" fo:language="en" fo:country="IN" style:letter-kerning="true" style:language-asian="zh" style:country-asian="CN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Preformatted_20_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Courier New" fo:language="en" fo:country="IN" style:letter-kerning="true" style:font-name-asian="Noto Serif CJK SC" style:language-asian="zh" style:country-asian="CN" style:font-name-complex="Noto Sans Devanagari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Preformatted_20_Text" style:list-style-name="">
      <style:paragraph-properties fo:margin-left="0cm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Courier New" fo:language="en" fo:country="IN" style:letter-kerning="true" style:font-name-asian="Noto Serif CJK SC" style:language-asian="zh" style:country-asian="CN" style:font-name-complex="Noto Sans Devanagari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Preformatted_20_Text"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22" style:family="paragraph" style:parent-style-name="Preformatted_20_Text" style:list-style-name="">
      <style:paragraph-properties fo:margin-left="0cm" fo:text-indent="0cm" style:auto-text-indent="false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23" style:family="paragraph" style:parent-style-name="Preformatted_20_Text">
      <style:paragraph-properties style:writing-mode="lr-tb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24" style:family="paragraph" style:parent-style-name="Preformatted_20_Text" style:list-style-name="">
      <style:paragraph-properties fo:margin-left="0cm" fo:text-indent="0cm" style:auto-text-indent="false"/>
    </style:style>
    <style:style style:name="P25" style:family="paragraph" style:parent-style-name="Preformatted_20_Text" style:list-style-name="">
      <style:paragraph-properties fo:margin-left="0cm" fo:margin-right="0cm" fo:text-indent="0cm" style:auto-text-indent="false" style:writing-mode="lr-tb"/>
    </style:style>
    <style:style style:name="P26" style:family="paragraph" style:parent-style-name="Preformatted_20_Text" style:list-style-name="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7" style:family="paragraph" style:parent-style-name="Preformatted_20_Text" style:list-style-name="">
      <style:paragraph-properties fo:margin-left="0cm" fo:text-indent="0cm" style:auto-text-indent="false" style:writing-mode="lr-tb"/>
    </style:style>
    <style:style style:name="P28" style:family="paragraph" style:parent-style-name="Preformatted_20_Text" style:list-style-name="">
      <style:paragraph-properties fo:margin-left="0cm" fo:margin-top="0cm" fo:margin-bottom="0.499cm" style:contextual-spacing="false" fo:text-indent="0cm" style:auto-text-indent="false" style:writing-mode="lr-tb"/>
    </style:style>
    <style:style style:name="P29" style:family="paragraph" style:parent-style-name="Quotations">
      <style:paragraph-properties fo:text-align="start" style:justify-single-word="false" style:writing-mode="lr-tb"/>
    </style:style>
    <style:style style:name="P30" style:family="paragraph" style:parent-style-name="Standard" style:list-style-name="WWNum19">
      <style:paragraph-properties fo:margin-left="0cm" fo:margin-right="0cm" fo:margin-top="0cm" fo:margin-bottom="0.499cm" style:contextual-spacing="false" fo:text-indent="0cm" style:auto-text-indent="false"/>
    </style:style>
    <style:style style:name="P31" style:family="paragraph" style:parent-style-name="Standard" style:list-style-name="WWNum19">
      <style:paragraph-properties fo:margin-left="0cm" fo:margin-right="0cm" fo:margin-top="0cm" fo:margin-bottom="0.499cm" style:contextual-spacing="false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text-align="start" style:justify-single-word="false" style:writing-mode="lr-tb"/>
    </style:style>
    <style:style style:name="P33" style:family="paragraph" style:parent-style-name="Standard" style:list-style-name="">
      <style:paragraph-properties fo:margin-left="0cm" fo:margin-right="0cm" fo:margin-top="0cm" fo:margin-bottom="0.499cm" style:contextual-spacing="false" fo:text-indent="0cm" style:auto-text-indent="false"/>
      <style:text-properties fo:color="#780373" loext:opacity="100%"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Heading">
      <style:paragraph-properties fo:text-align="center" style:justify-single-word="false" text:number-lines="false" text:line-number="0" style:writing-mode="lr-tb"/>
    </style:style>
    <style:style style:name="P37" style:family="paragraph" style:parent-style-name="Text_20_body">
      <style:paragraph-properties fo:text-align="start" style:justify-single-word="false" style:writing-mode="lr-tb"/>
    </style:style>
    <style:style style:name="P38" style:family="paragraph" style:parent-style-name="Text_20_body" style:list-style-name="WWNum1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39" style:family="paragraph" style:parent-style-name="Text_20_body" style:list-style-name="WWNum2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0" style:family="paragraph" style:parent-style-name="Text_20_body" style:list-style-name="WWNum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1" style:family="paragraph" style:parent-style-name="Text_20_body" style:list-style-name="WWNum4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2" style:family="paragraph" style:parent-style-name="Text_20_body" style:list-style-name="WWNum5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3" style:family="paragraph" style:parent-style-name="Text_20_body" style:list-style-name="WWNum6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4" style:family="paragraph" style:parent-style-name="Text_20_body" style:list-style-name="WWNum7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5" style:family="paragraph" style:parent-style-name="Text_20_body" style:list-style-name="WWNum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6" style:family="paragraph" style:parent-style-name="Text_20_body" style:list-style-name="WWNum10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7" style:family="paragraph" style:parent-style-name="Text_20_body" style:list-style-name="WWNum11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8" style:family="paragraph" style:parent-style-name="Text_20_body" style:list-style-name="WWNum12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49" style:family="paragraph" style:parent-style-name="Text_20_body" style:list-style-name="WWNum1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50" style:family="paragraph" style:parent-style-name="Text_20_body" style:list-style-name="WWNum14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51" style:family="paragraph" style:parent-style-name="Text_20_body" style:list-style-name="WWNum15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52" style:family="paragraph" style:parent-style-name="Text_20_body" style:list-style-name="WWNum16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53" style:family="paragraph" style:parent-style-name="Text_20_body" style:list-style-name="WWNum17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54" style:family="paragraph" style:parent-style-name="Text_20_body" style:list-style-name="WWNum1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55" style:family="paragraph" style:parent-style-name="Text_20_body" style:list-style-name="WWNum5">
      <style:paragraph-properties fo:margin-left="2.501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</style:style>
    <style:style style:name="P56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ext_20_body" style:list-style-name="WWNum9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ext_20_body">
      <style:paragraph-properties fo:margin-top="0cm" fo:margin-bottom="0.247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P61" style:family="paragraph" style:parent-style-name="Text_20_body" style:list-style-name="WWNum20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2" style:family="paragraph" style:parent-style-name="Text_20_body" style:list-style-name="WWNum21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3" style:family="paragraph" style:parent-style-name="Text_20_body" style:list-style-name="WWNum22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4" style:family="paragraph" style:parent-style-name="Text_20_body" style:list-style-name="WWNum23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5" style:family="paragraph" style:parent-style-name="Text_20_body" style:list-style-name="WWNum24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6" style:family="paragraph" style:parent-style-name="Text_20_body" style:list-style-name="WWNum24">
      <style:paragraph-properties fo:margin-left="2.501cm" fo:text-indent="-0.499cm" style:auto-text-indent="false">
        <style:tab-stops>
          <style:tab-stop style:position="0cm"/>
        </style:tab-stops>
      </style:paragraph-properties>
    </style:style>
    <style:style style:name="P67" style:family="paragraph" style:parent-style-name="Text_20_body" style:list-style-name="WWNum25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8" style:family="paragraph" style:parent-style-name="Text_20_body" style:list-style-name="WWNum26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9" style:family="paragraph" style:parent-style-name="Text_20_body" style:list-style-name="WWNum27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0" style:family="paragraph" style:parent-style-name="Text_20_body" style:list-style-name="WWNum28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1" style:family="paragraph" style:parent-style-name="Text_20_body" style:list-style-name="WWNum29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2" style:family="paragraph" style:parent-style-name="Text_20_body" style:list-style-name="WWNum30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3" style:family="paragraph" style:parent-style-name="Text_20_body" style:list-style-name="WWNum31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4" style:family="paragraph" style:parent-style-name="Text_20_body" style:list-style-name="WWNum32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5" style:family="paragraph" style:parent-style-name="Text_20_body" style:list-style-name="WWNum33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76" style:family="paragraph" style:parent-style-name="Text_20_body" style:list-style-name="">
      <style:paragraph-properties fo:margin-left="0cm" fo:text-indent="0cm" style:auto-text-indent="false"/>
    </style:style>
    <style:style style:name="T1" style:family="text">
      <style:text-properties fo:color="#780373" loext:opacity="100%" fo:font-weight="bold" style:font-weight-asian="bold" style:font-weight-complex="bold"/>
    </style:style>
    <style:style style:name="T2" style:family="text">
      <style:text-properties fo:color="#780373" loext:opacity="100%" style:font-name="Courier New"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use-window-font-color="true" loext:opacity="0%" style:font-name="Courier New" fo:font-size="12pt" fo:language="en" fo:country="IN" style:letter-kerning="true" style:font-size-asian="12pt" style:language-asian="zh" style:country-asian="CN" style:font-size-complex="12pt" style:language-complex="hi" style:country-complex="IN"/>
    </style:style>
    <style:style style:name="T6" style:family="text">
      <style:text-properties style:use-window-font-color="true" loext:opacity="0%" style:font-name="Courier New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style>
    <style:style style:name="T7" style:family="text">
      <style:text-properties style:use-window-font-color="true" loext:opacity="0%" style:font-name="Courier New" fo:language="en" fo:country="IN" style:letter-kerning="true" style:language-asian="zh" style:country-asian="CN" style:language-complex="hi" style:country-complex="IN"/>
    </style:style>
    <style:style style:name="T8" style:family="text">
      <style:text-properties style:use-window-font-color="true" loext:opacity="0%" style:font-name="Courier New" fo:language="en" fo:country="IN" style:letter-kerning="true" style:language-asian="zh" style:country-asian="CN" style:language-complex="hi" style:country-complex="IN"/>
    </style:style>
    <style:style style:name="T9" style:family="text">
      <style:text-properties style:use-window-font-color="true" loext:opacity="0%" style:font-name="Courier New" fo:language="en" fo:country="IN" style:letter-kerning="true" style:font-name-asian="Noto Serif CJK SC" style:language-asian="zh" style:country-asian="CN" style:font-name-complex="Noto Sans Devanagari" style:language-complex="hi" style:country-complex="IN"/>
    </style:style>
    <style:style style:name="T10" style:family="text">
      <style:text-properties style:use-window-font-color="true" loext:opacity="0%" style:font-name="Courier New" fo:language="en" fo:country="IN" style:letter-kerning="true" style:font-name-asian="Noto Serif CJK SC" style:language-asian="zh" style:country-asian="CN" style:font-name-complex="Noto Sans Devanagari" style:language-complex="hi" style:country-complex="IN"/>
    </style:style>
    <style:style style:name="T11" style:family="text">
      <style:text-properties style:use-window-font-color="true" loext:opacity="0%" style:font-name="Courier New" fo:font-size="10pt" fo:language="en" fo:country="IN" style:letter-kerning="true" style:font-size-asian="10pt" style:language-asian="zh" style:country-asian="CN" style:font-size-complex="10pt" style:language-complex="hi" style:country-complex="IN"/>
    </style:style>
    <style:style style:name="T12" style:family="text"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T13" style:family="text">
      <style:text-properties style:use-window-font-color="true" loext:opacity="0%" style:font-name="Courier New" fo:font-size="10pt" fo:language="en" fo:country="IN" style:letter-kerning="true" style:font-name-asian="Noto Serif CJK SC" style:font-size-asian="10pt" style:language-asian="zh" style:country-asian="CN" style:font-name-complex="Noto Sans Devanagari" style:font-size-complex="10pt" style:language-complex="hi" style:country-complex="IN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0625720" text:style-name="WWNum19">
        <text:list-item>
          <text:p text:style-name="P31" loext:marker-style-name="T1"><text:span text:style-name="T1">How to write device tree and device driver for an I2C based pressure sensor connected to a Raspberry Pi 4 Model B board?</text:span><text:span text:style-name="T1"/></text:p>
        </text:list-item>
      </text:list>
      <text:h text:style-name="P5" text:outline-level="6"/>
      <text:p text:style-name="P37">Great! Let's break this down step-by-step. You'll be writing:</text:p>
      <text:list text:style-name="WWNum1">
        <text:list-item>
          <text:p text:style-name="P38">A <text:span text:style-name="Strong_20_Emphasis">Device Tree Overlay</text:span> to tell the Linux kernel about your I2C pressure sensor.</text:p>
        </text:list-item>
        <text:list-item>
          <text:p text:style-name="P38">A <text:span text:style-name="Strong_20_Emphasis">Device Driver</text:span> (likely a kernel module) that knows how to communicate with the sensor over I2C.</text:p>
        </text:list-item>
      </text:list>
      <text:p text:style-name="P37">We'll assume your sensor uses a standard I2C interface and has a known I2C address (e.g., <text:span text:style-name="Source_20_Text"><text:span text:style-name="T3">0x76</text:span></text:span> for sensors like the BMP280). Here's how to get started:</text:p>
      <text:p text:style-name="P6"/>
      <text:h text:style-name="P2" text:outline-level="3">📦 Part 1: Device Tree Overlay for I2C Pressure Sensor</text:h>
      <text:p text:style-name="P37">Raspberry Pi 4 has multiple I2C buses. The common one is <text:span text:style-name="Source_20_Text"><text:span text:style-name="T5">/dev/i2c-1</text:span></text:span> (also known as <text:span text:style-name="Source_20_Text"><text:span text:style-name="T5">i2c1</text:span></text:span>).</text:p>
      <text:h text:style-name="P3" text:outline-level="4">1.1 Find the Right I2C Bus</text:h>
      <text:p text:style-name="P37">Raspberry Pi 4 has:</text:p>
      <text:list text:style-name="WWNum2">
        <text:list-item>
          <text:p text:style-name="P39">I2C0: usually reserved for internal functions (e.g., EEPROM).</text:p>
        </text:list-item>
        <text:list-item>
          <text:p text:style-name="P39">I2C1: user-available on GPIO 2 (SDA) and GPIO 3 (SCL).</text:p>
        </text:list-item>
      </text:list>
      <text:p text:style-name="P37">So we will focus on <text:span text:style-name="Source_20_Text"><text:span text:style-name="T5">i2c1</text:span></text:span>.</text:p>
      <text:h text:style-name="P3" text:outline-level="4">1.2 Create an Overlay (<text:span text:style-name="Source_20_Text">my_pressure_sensor-overlay.dts</text:span>)</text:h>
      <text:p text:style-name="P7">dts</text:p>
      <text:p text:style-name="P7"/>
      <text:p text:style-name="P12"><text:span text:style-name="Source_20_Text"><text:span text:style-name="T3">/dts-v1/;</text:span></text:span></text:p>
      <text:p text:style-name="P14"><text:span text:style-name="Source_20_Text"><text:span text:style-name="T3">/plugin/;</text:span></text:span></text:p>
      <text:p text:style-name="P15" loext:marker-style-name="T3"/>
      <text:p text:style-name="P14"><text:span text:style-name="Source_20_Text"><text:span text:style-name="T3">/ {</text:span></text:span></text:p>
      <text:p text:style-name="P14"><text:span text:style-name="Source_20_Text"><text:span text:style-name="T3"><text:s text:c="4"/>compatible = "brcm,bcm2835";</text:span></text:span></text:p>
      <text:p text:style-name="P15" loext:marker-style-name="T3"/>
      <text:p text:style-name="P14"><text:span text:style-name="Source_20_Text"><text:span text:style-name="T3"><text:s text:c="4"/>fragment@0 {</text:span></text:span></text:p>
      <text:p text:style-name="P14"><text:span text:style-name="Source_20_Text"><text:span text:style-name="T3"><text:s text:c="8"/>target = &lt;&amp;i2c1&gt;;</text:span></text:span></text:p>
      <text:p text:style-name="P14"><text:span text:style-name="Source_20_Text"><text:span text:style-name="T3"><text:s text:c="8"/>__overlay__ {</text:span></text:span></text:p>
      <text:p text:style-name="P14"><text:span text:style-name="Source_20_Text"><text:span text:style-name="T3"><text:s text:c="12"/>#address-cells = &lt;1&gt;;</text:span></text:span></text:p>
      <text:p text:style-name="P14"><text:span text:style-name="Source_20_Text"><text:span text:style-name="T3"><text:s text:c="12"/>#size-cells = &lt;0&gt;;</text:span></text:span></text:p>
      <text:p text:style-name="P15" loext:marker-style-name="T3"/>
      <text:p text:style-name="P14"><text:span text:style-name="Source_20_Text"><text:span text:style-name="T3"><text:s text:c="12"/>pressure_sensor@76 {</text:span></text:span></text:p>
      <text:p text:style-name="P14"><text:span text:style-name="Source_20_Text"><text:span text:style-name="T3"><text:s text:c="16"/>compatible = "myvendor,mypressure"; <text:s/>// You'll match this in your driver</text:span></text:span></text:p>
      <text:p text:style-name="P14"><text:span text:style-name="Source_20_Text"><text:span text:style-name="T3"><text:s text:c="16"/>reg = &lt;0x76&gt;; <text:s text:c="23"/>// I2C address</text:span></text:span></text:p>
      <text:p text:style-name="P14"><text:span text:style-name="Source_20_Text"><text:span text:style-name="T3"><text:s text:c="16"/>status = "okay";</text:span></text:span></text:p>
      <text:p text:style-name="P14"><text:span text:style-name="Source_20_Text"><text:span text:style-name="T3"><text:s text:c="12"/>};</text:span></text:span></text:p>
      <text:p text:style-name="P14"><text:span text:style-name="Source_20_Text"><text:span text:style-name="T3"><text:s text:c="8"/>};</text:span></text:span></text:p>
      <text:p text:style-name="P14"><text:span text:style-name="Source_20_Text"><text:span text:style-name="T3"><text:s text:c="4"/>};</text:span></text:span></text:p>
      <text:p text:style-name="P17"><text:span text:style-name="Source_20_Text"><text:span text:style-name="T3">};</text:span></text:span></text:p>
      <text:h text:style-name="P3" text:outline-level="4">1.3 Compile the Overlay</text:h>
      <text:p text:style-name="P7">bash</text:p>
      <text:p text:style-name="P7"/>
      <text:p text:style-name="P8"><text:span text:style-name="Source_20_Text"><text:span text:style-name="T7">dtc -@ -I dts -O dtb -o my_pressure_sensor.dtbo my_pressure_sensor-overlay.dts</text:span></text:span></text:p>
      <text:p text:style-name="P18" loext:marker-style-name="T7"><text:span text:style-name="Source_20_Text"><text:span text:style-name="T7"/></text:span></text:p>
      <text:p text:style-name="P37"><text:soft-page-break/>Then copy it to <text:span text:style-name="Source_20_Text"><text:span text:style-name="T5">/boot/overlays/</text:span></text:span> and enable it by adding to <text:span text:style-name="Source_20_Text"><text:span text:style-name="T5">/boot/config.txt</text:span></text:span>:</text:p>
      <text:p text:style-name="P7">bash</text:p>
      <text:p text:style-name="P7"/>
      <text:p text:style-name="P8"><text:span text:style-name="Source_20_Text"><text:span text:style-name="T7">dtoverlay=my_pressure_sensor</text:span></text:span></text:p>
      <text:p text:style-name="P18" loext:marker-style-name="T7"><text:span text:style-name="Source_20_Text"><text:span text:style-name="T7"/></text:span></text:p>
      <text:p text:style-name="P37">Reboot the Pi afterward.</text:p>
      <text:p text:style-name="P6"/>
      <text:h text:style-name="P2" text:outline-level="3">🧠 Part 2: Writing a Simple Linux I2C Device Driver</text:h>
      <text:h text:style-name="P3" text:outline-level="4">2.1 Skeleton Driver Structure</text:h>
      <text:p text:style-name="P37">Create a kernel module that registers with the I2C core.</text:p>
      <text:p text:style-name="P7">c</text:p>
      <text:p text:style-name="P7"/>
      <text:p text:style-name="P8"><text:span text:style-name="Source_20_Text"><text:span text:style-name="T7">#include &lt;linux/module.h&gt;</text:span></text:span></text:p>
      <text:p text:style-name="P8"><text:span text:style-name="Source_20_Text"><text:span text:style-name="T7">#include &lt;linux/kernel.h&gt;</text:span></text:span></text:p>
      <text:p text:style-name="P8"><text:span text:style-name="Source_20_Text"><text:span text:style-name="T7">#include &lt;linux/i2c.h&gt;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#define DRIVER_NAME "mypressure"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static int pressure_probe(struct i2c_client *client, const struct i2c_device_id *id)</text:span></text:span></text:p>
      <text:p text:style-name="P8"><text:span text:style-name="Source_20_Text"><text:span text:style-name="T7">{</text:span></text:span></text:p>
      <text:p text:style-name="P8"><text:span text:style-name="Source_20_Text"><text:span text:style-name="T7"><text:s text:c="4"/>dev_info(&amp;client-&gt;dev, "Pressure sensor probed at 0x%02x\n", client-&gt;addr);</text:span></text:span></text:p>
      <text:p text:style-name="P8"><text:span text:style-name="Source_20_Text"><text:span text:style-name="T7"><text:s text:c="4"/>// Initialize sensor here (e.g., read chip ID, setup config)</text:span></text:span></text:p>
      <text:p text:style-name="P8"><text:span text:style-name="Source_20_Text"><text:span text:style-name="T7"><text:s text:c="4"/>return 0;</text:span></text:span></text:p>
      <text:p text:style-name="P8"><text:span text:style-name="Source_20_Text"><text:span text:style-name="T7">}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static int pressure_remove(struct i2c_client *client)</text:span></text:span></text:p>
      <text:p text:style-name="P8"><text:span text:style-name="Source_20_Text"><text:span text:style-name="T7">{</text:span></text:span></text:p>
      <text:p text:style-name="P8"><text:span text:style-name="Source_20_Text"><text:span text:style-name="T7"><text:s text:c="4"/>dev_info(&amp;client-&gt;dev, "Pressure sensor removed\n");</text:span></text:span></text:p>
      <text:p text:style-name="P8"><text:span text:style-name="Source_20_Text"><text:span text:style-name="T7"><text:s text:c="4"/>return 0;</text:span></text:span></text:p>
      <text:p text:style-name="P8"><text:span text:style-name="Source_20_Text"><text:span text:style-name="T7">}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static const struct i2c_device_id pressure_id[] = {</text:span></text:span></text:p>
      <text:p text:style-name="P8"><text:span text:style-name="Source_20_Text"><text:span text:style-name="T7"><text:s text:c="4"/>{ DRIVER_NAME, 0 },</text:span></text:span></text:p>
      <text:p text:style-name="P8"><text:span text:style-name="Source_20_Text"><text:span text:style-name="T7"><text:s text:c="4"/>{ }</text:span></text:span></text:p>
      <text:p text:style-name="P8"><text:span text:style-name="Source_20_Text"><text:span text:style-name="T7">};</text:span></text:span></text:p>
      <text:p text:style-name="P8"><text:span text:style-name="Source_20_Text"><text:span text:style-name="T7">MODULE_DEVICE_TABLE(i2c, pressure_id);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static const struct of_device_id pressure_of_match[] = {</text:span></text:span></text:p>
      <text:p text:style-name="P8"><text:span text:style-name="Source_20_Text"><text:span text:style-name="T7"><text:s text:c="4"/>{ .compatible = "myvendor,mypressure" },</text:span></text:span></text:p>
      <text:p text:style-name="P8"><text:span text:style-name="Source_20_Text"><text:span text:style-name="T7"><text:s text:c="4"/>{ }</text:span></text:span></text:p>
      <text:p text:style-name="P8"><text:span text:style-name="Source_20_Text"><text:span text:style-name="T7">};</text:span></text:span></text:p>
      <text:p text:style-name="P8"><text:span text:style-name="Source_20_Text"><text:span text:style-name="T7">MODULE_DEVICE_TABLE(of, pressure_of_match);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static struct i2c_driver pressure_driver = {</text:span></text:span></text:p>
      <text:p text:style-name="P8"><text:span text:style-name="Source_20_Text"><text:span text:style-name="T7"><text:s text:c="4"/>.driver = {</text:span></text:span></text:p>
      <text:p text:style-name="P8"><text:span text:style-name="Source_20_Text"><text:span text:style-name="T7"><text:s text:c="8"/>.name = DRIVER_NAME,</text:span></text:span></text:p>
      <text:p text:style-name="P8"><text:span text:style-name="Source_20_Text"><text:span text:style-name="T7"><text:s text:c="8"/>.of_match_table = pressure_of_match,</text:span></text:span></text:p>
      <text:p text:style-name="P8"><text:span text:style-name="Source_20_Text"><text:span text:style-name="T7"><text:s text:c="4"/>},</text:span></text:span></text:p>
      <text:p text:style-name="P8"><text:span text:style-name="Source_20_Text"><text:span text:style-name="T7"><text:s text:c="4"/>.probe = pressure_probe,</text:span></text:span></text:p>
      <text:p text:style-name="P8"><text:span text:style-name="Source_20_Text"><text:span text:style-name="T7"><text:s text:c="4"/>.remove = pressure_remove,</text:span></text:span></text:p>
      <text:p text:style-name="P8"><text:span text:style-name="Source_20_Text"><text:span text:style-name="T7"><text:s text:c="4"/>.id_table = pressure_id,</text:span></text:span></text:p>
      <text:p text:style-name="P8"><text:span text:style-name="Source_20_Text"><text:span text:style-name="T7">};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module_i2c_driver(pressure_driver);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MODULE_LICENSE("GPL");</text:span></text:span></text:p>
      <text:p text:style-name="P8"><text:span text:style-name="Source_20_Text"><text:span text:style-name="T7">MODULE_AUTHOR("You");</text:span></text:span></text:p>
      <text:p text:style-name="P8"><text:soft-page-break/><text:span text:style-name="Source_20_Text"><text:span text:style-name="T7">MODULE_DESCRIPTION("I2C Pressure Sensor Driver");</text:span></text:span></text:p>
      <text:p text:style-name="P18" loext:marker-style-name="T7"><text:span text:style-name="Source_20_Text"><text:span text:style-name="T7"/></text:span></text:p>
      <text:h text:style-name="P3" text:outline-level="4">2.2 Build the Driver</text:h>
      <text:p text:style-name="P37">Create a <text:span text:style-name="Source_20_Text">Makefile</text:span>:</text:p>
      <text:p text:style-name="P7">make</text:p>
      <text:p text:style-name="P7"/>
      <text:p text:style-name="P8"><text:span text:style-name="Source_20_Text"><text:span text:style-name="T7">obj-m += pressure_sensor.o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all:</text:span></text:span></text:p>
      <text:p text:style-name="P8"><text:span text:style-name="Source_20_Text"><text:span text:style-name="T7"><text:s text:c="8"/>make -C /lib/modules/$(shell uname -r)/build M=$(PWD) modules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clean:</text:span></text:span></text:p>
      <text:p text:style-name="P8"><text:span text:style-name="Source_20_Text"><text:span text:style-name="T7"><text:s text:c="8"/>make -C /lib/modules/$(shell uname -r)/build M=$(PWD) clean</text:span></text:span></text:p>
      <text:p text:style-name="P18" loext:marker-style-name="T7"><text:span text:style-name="Source_20_Text"><text:span text:style-name="T7"/></text:span></text:p>
      <text:p text:style-name="P37">Build and insert:</text:p>
      <text:p text:style-name="P7">bash</text:p>
      <text:p text:style-name="P7"/>
      <text:p text:style-name="P8"><text:span text:style-name="Source_20_Text"><text:span text:style-name="T7">make</text:span></text:span></text:p>
      <text:p text:style-name="P8"><text:span text:style-name="Source_20_Text"><text:span text:style-name="T7">sudo insmod pressure_sensor.ko</text:span></text:span></text:p>
      <text:p text:style-name="P8"><text:span text:style-name="Source_20_Text"><text:span text:style-name="T7">dmesg | grep pressure</text:span></text:span></text:p>
      <text:p text:style-name="P18" loext:marker-style-name="T7"><text:span text:style-name="Source_20_Text"><text:span text:style-name="T7"/></text:span></text:p>
      <text:p text:style-name="P6"/>
      <text:h text:style-name="P2" text:outline-level="3">🧪 Test and Extend</text:h>
      <text:p text:style-name="P37">You can extend the driver to:</text:p>
      <text:list text:style-name="WWNum3">
        <text:list-item>
          <text:p text:style-name="P40">Read pressure/temperature values.</text:p>
        </text:list-item>
        <text:list-item>
          <text:p text:style-name="P40">Expose them via sysfs, input subsystem, or <text:span text:style-name="Source_20_Text">iio</text:span>.</text:p>
        </text:list-item>
      </text:list>
      <text:p text:style-name="P6"/>
      <text:p text:style-name="P37">Would you like an example of reading a register (like a temperature or pressure value) from the sensor in the driver? And do you already know what pressure sensor model you're using (e.g., BMP280, LPS22HB, etc.)?</text:p>
      <text:p text:style-name="P37"/>
      <text:list xml:id="list182848042375418" text:continue-list="list2430625720" text:style-name="WWNum19">
        <text:list-item>
          <text:p text:style-name="P30" loext:marker-style-name="T1"><text:span text:style-name="T1">Please explain:</text:span><text:span text:style-name="T1"/></text:p>
        </text:list-item>
      </text:list>
      <text:p text:style-name="P8"><text:span text:style-name="Source_20_Text"><text:span text:style-name="T7">#address-cells = &lt;1&gt;;</text:span></text:span></text:p>
      <text:p text:style-name="P8"><text:span text:style-name="Source_20_Text"><text:span text:style-name="T7">#size-cells = &lt;0&gt;;</text:span></text:span></text:p>
      <text:p text:style-name="P18" loext:marker-style-name="T7"><text:span text:style-name="Source_20_Text"><text:span text:style-name="T7"/></text:span></text:p>
      <text:h text:style-name="P5" text:outline-level="6"/>
      <text:p text:style-name="P37">Great question — these two lines are fundamental when defining child nodes in a device tree.</text:p>
      <text:p text:style-name="P6"/>
      <text:h text:style-name="P2" text:outline-level="3">📘 <text:span text:style-name="Source_20_Text">#address-cells</text:span> and <text:span text:style-name="Source_20_Text">#size-cells</text:span> — What Do They Mean?</text:h>
      <text:p text:style-name="P37">These properties <text:span text:style-name="Strong_20_Emphasis">define the format of the </text:span><text:span text:style-name="Source_20_Text">reg</text:span><text:span text:style-name="Strong_20_Emphasis"> property</text:span> for child nodes.</text:p>
      <text:p text:style-name="P37">They <text:span text:style-name="Strong_20_Emphasis">tell the parser how to interpret the </text:span><text:span text:style-name="Source_20_Text"><text:span text:style-name="T3">reg = &lt;...&gt;</text:span></text:span> property of child devices. This is especially important for buses like I2C, SPI, or memory-mapped devices.</text:p>
      <text:p text:style-name="P6"/>
      <text:h text:style-name="P2" text:outline-level="3"><text:soft-page-break/>✅ <text:span text:style-name="Source_20_Text">#address-cells = &lt;1&gt;;</text:span></text:h>
      <text:p text:style-name="P37">This means that each child node will specify <text:span text:style-name="Strong_20_Emphasis">1 cell (32 bits)</text:span> to describe its <text:span text:style-name="Strong_20_Emphasis">address</text:span>.</text:p>
      <text:list text:style-name="WWNum4">
        <text:list-item>
          <text:p text:style-name="P41">For an I2C bus, the <text:span text:style-name="Strong_20_Emphasis">address</text:span> is just the I2C device address (like <text:span text:style-name="Source_20_Text"><text:span text:style-name="T5">0x76</text:span></text:span>).</text:p>
        </text:list-item>
        <text:list-item>
          <text:p text:style-name="P41">So <text:span text:style-name="Source_20_Text"><text:span text:style-name="T3">reg = &lt;0x76&gt;;</text:span></text:span> is valid because you're only expected to provide <text:span text:style-name="Strong_20_Emphasis">1 cell</text:span>.</text:p>
        </text:list-item>
      </text:list>
      <text:p text:style-name="P37">🧠 Tip: 1 cell = 32 bits. But I2C addresses are 7 bits (or sometimes 10 bits), so 1 cell is more than enough.</text:p>
      <text:p text:style-name="P6"/>
      <text:h text:style-name="P2" text:outline-level="3">✅ <text:span text:style-name="Source_20_Text">#size-cells = &lt;0&gt;;</text:span></text:h>
      <text:p text:style-name="P37">This tells the kernel that <text:span text:style-name="Strong_20_Emphasis">child nodes don’t need to specify a size</text:span> in the <text:span text:style-name="Source_20_Text">reg</text:span> property.</text:p>
      <text:p text:style-name="P37">Why? Because I2C devices <text:span text:style-name="Strong_20_Emphasis">aren’t memory-mapped</text:span>, and they don’t expose regions of memory to the CPU like RAM or MMIO peripherals do. So, <text:span text:style-name="Strong_20_Emphasis">no size information is needed</text:span>.</text:p>
      <text:p text:style-name="P6"/>
      <text:h text:style-name="P2" text:outline-level="3">🌟 Summary (in your context)</text:h>
      <text:p text:style-name="P7">dts</text:p>
      <text:p text:style-name="P7"/>
      <text:p text:style-name="P8"><text:span text:style-name="Source_20_Text"><text:span text:style-name="T7">#address-cells = &lt;1&gt;; <text:s text:c="2"/>// Expect one 32-bit cell for each child’s address</text:span></text:span></text:p>
      <text:p text:style-name="P8"><text:span text:style-name="Source_20_Text"><text:span text:style-name="T7">#size-cells = &lt;0&gt;; <text:s text:c="5"/>// No size information needed for I2C devices</text:span></text:span></text:p>
      <text:p text:style-name="P18" loext:marker-style-name="T7"><text:span text:style-name="Source_20_Text"><text:span text:style-name="T7"/></text:span></text:p>
      <text:p text:style-name="P37">This setup allows you to cleanly write:</text:p>
      <text:p text:style-name="P7">dts</text:p>
      <text:p text:style-name="P7"/>
      <text:p text:style-name="P8"><text:span text:style-name="Source_20_Text"><text:span text:style-name="T7">pressure_sensor@76 {</text:span></text:span></text:p>
      <text:p text:style-name="P8"><text:span text:style-name="Source_20_Text"><text:span text:style-name="T7"><text:s text:c="4"/>reg = &lt;0x76&gt;; <text:s/>// 7-bit I2C address</text:span></text:span></text:p>
      <text:p text:style-name="P8"><text:span text:style-name="Source_20_Text"><text:span text:style-name="T7">};</text:span></text:span></text:p>
      <text:p text:style-name="P18" loext:marker-style-name="T7"><text:span text:style-name="Source_20_Text"><text:span text:style-name="T7"/></text:span></text:p>
      <text:p text:style-name="P37">Let me know if you want a visual diagram of how these work across buses like I2C vs memory-mapped devices — it's super useful once you see it!</text:p>
      <text:h text:style-name="P4" text:outline-level="5"/>
      <text:list xml:id="list182847081441321" text:continue-list="list182848042375418" text:style-name="WWNum19">
        <text:list-item>
          <text:p text:style-name="P30" loext:marker-style-name="T1"><text:span text:style-name="T1">Please explain:</text:span><text:span text:style-name="T1"/></text:p>
        </text:list-item>
      </text:list>
      <text:p text:style-name="P8"><text:span text:style-name="Source_20_Text"><text:span text:style-name="T7">static const struct i2c_device_id pressure_id[] = { { DRIVER_NAME, 0 }, { } }; MODULE_DEVICE_TABLE(i2c, pressure_id);</text:span></text:span></text:p>
      <text:p text:style-name="P8"><text:span text:style-name="Source_20_Text"><text:span text:style-name="T7">static const struct of_device_id pressure_of_match[] = { { .compatible = "myvendor,mypressure" }, { } };</text:span></text:span></text:p>
      <text:p text:style-name="P8"><text:span text:style-name="Source_20_Text"><text:span text:style-name="T7">MODULE_DEVICE_TABLE(of, pressure_of_match);</text:span></text:span></text:p>
      <text:p text:style-name="P18" loext:marker-style-name="T7"><text:span text:style-name="Source_20_Text"><text:span text:style-name="T7"/></text:span></text:p>
      <text:h text:style-name="P5" text:outline-level="6"/>
      <text:p text:style-name="P37">Absolutely — this is a key part of how your Linux I2C driver gets matched to devices declared in the <text:span text:style-name="Strong_20_Emphasis">Device Tree</text:span> or registered manually by platform code. Let’s break it down:</text:p>
      <text:p text:style-name="P6"/>
      <text:h text:style-name="P1" text:outline-level="2">🔍 <text:span text:style-name="Source_20_Text">i2c_device_id</text:span> and <text:span text:style-name="Source_20_Text">of_device_id</text:span> — What are they for?</text:h>
      <text:p text:style-name="P37">These two tables are how your driver says:</text:p>
      <text:p text:style-name="P29"><text:soft-page-break/>"Hey kernel, if you find a device that matches one of these identifiers, I'm the driver for it!"</text:p>
      <text:p text:style-name="P6"/>
      <text:h text:style-name="P2" text:outline-level="3">🔧 <text:span text:style-name="Source_20_Text">i2c_device_id pressure_id[]</text:span></text:h>
      <text:p text:style-name="P7">c</text:p>
      <text:p text:style-name="P7"/>
      <text:p text:style-name="P8"><text:span text:style-name="Source_20_Text"><text:span text:style-name="T7">static const struct i2c_device_id pressure_id[] = {</text:span></text:span></text:p>
      <text:p text:style-name="P8"><text:span text:style-name="Source_20_Text"><text:span text:style-name="T7"><text:s text:c="4"/>{ DRIVER_NAME, 0 },</text:span></text:span></text:p>
      <text:p text:style-name="P8"><text:span text:style-name="Source_20_Text"><text:span text:style-name="T7"><text:s text:c="4"/>{ }</text:span></text:span></text:p>
      <text:p text:style-name="P8"><text:span text:style-name="Source_20_Text"><text:span text:style-name="T7">};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MODULE_DEVICE_TABLE(i2c, pressure_id);</text:span></text:span></text:p>
      <text:p text:style-name="P18" loext:marker-style-name="T7"><text:span text:style-name="Source_20_Text"><text:span text:style-name="T7"/></text:span></text:p>
      <text:list text:style-name="WWNum5">
        <text:list-item>
          <text:p text:style-name="P42">This table is used when a device is <text:span text:style-name="Strong_20_Emphasis">registered without Device Tree</text:span>, usually via board files (<text:span text:style-name="Source_20_Text">board-*.c</text:span>) in older platforms.</text:p>
        </text:list-item>
        <text:list-item>
          <text:p text:style-name="P42">Each entry has:</text:p>
          <text:list>
            <text:list-item>
              <text:p text:style-name="P55"><text:span text:style-name="Source_20_Text"><text:span text:style-name="T3">.name</text:span></text:span>: a string that matches the I2C device name.</text:p>
            </text:list-item>
            <text:list-item>
              <text:p text:style-name="P55"><text:span text:style-name="Source_20_Text"><text:span text:style-name="T5">.driver_data</text:span></text:span>: optional data you can access later (like chip variants).</text:p>
            </text:list-item>
          </text:list>
        </text:list-item>
        <text:list-item>
          <text:p text:style-name="P42"><text:span text:style-name="Source_20_Text"><text:span text:style-name="T3">DRIVER_NAME</text:span></text:span><text:span text:style-name="T3"> is </text:span><text:span text:style-name="Source_20_Text"><text:span text:style-name="T3">"mypressure"</text:span></text:span> — so if something calls <text:span text:style-name="Source_20_Text"><text:span text:style-name="T6">i2c_new_device()</text:span></text:span> with that name, this driver will match it.</text:p>
        </text:list-item>
      </text:list>
      <text:p text:style-name="P37">➡️ This is important for non-Device-Tree setups, or for module autoloading.</text:p>
      <text:p text:style-name="P6"/>
      <text:h text:style-name="P2" text:outline-level="3">🌳 <text:span text:style-name="Source_20_Text">of_device_id pressure_of_match[]</text:span></text:h>
      <text:p text:style-name="P7">c</text:p>
      <text:p text:style-name="P7"/>
      <text:p text:style-name="P8"><text:span text:style-name="Source_20_Text"><text:span text:style-name="T7">static const struct of_device_id pressure_of_match[] = {</text:span></text:span></text:p>
      <text:p text:style-name="P8"><text:span text:style-name="Source_20_Text"><text:span text:style-name="T7"><text:s text:c="4"/>{ .compatible = "myvendor,mypressure" },</text:span></text:span></text:p>
      <text:p text:style-name="P8"><text:span text:style-name="Source_20_Text"><text:span text:style-name="T7"><text:s text:c="4"/>{ }</text:span></text:span></text:p>
      <text:p text:style-name="P8"><text:span text:style-name="Source_20_Text"><text:span text:style-name="T7">};</text:span></text:span></text:p>
      <text:p text:style-name="P18" loext:marker-style-name="T7"><text:span text:style-name="Source_20_Text"><text:span text:style-name="T7"/></text:span></text:p>
      <text:p text:style-name="P8"><text:span text:style-name="Source_20_Text"><text:span text:style-name="T7">MODULE_DEVICE_TABLE(of, pressure_of_match);</text:span></text:span></text:p>
      <text:p text:style-name="P18" loext:marker-style-name="T7"><text:span text:style-name="Source_20_Text"><text:span text:style-name="T7"/></text:span></text:p>
      <text:list text:style-name="WWNum6">
        <text:list-item>
          <text:p text:style-name="P43">This table is used when a device is described in the <text:span text:style-name="Strong_20_Emphasis">Device Tree</text:span>, like your overlay.</text:p>
        </text:list-item>
        <text:list-item>
          <text:p text:style-name="P43"><text:span text:style-name="Source_20_Text"><text:span text:style-name="T3">compatible = "myvendor,mypressure"</text:span></text:span> must match the device tree node:</text:p>
        </text:list-item>
      </text:list>
      <text:p text:style-name="P7">dts</text:p>
      <text:p text:style-name="P7"/>
      <text:p text:style-name="P8"><text:span text:style-name="Source_20_Text"><text:span text:style-name="T7">pressure_sensor@76 {</text:span></text:span></text:p>
      <text:p text:style-name="P8"><text:span text:style-name="Source_20_Text"><text:span text:style-name="T7"><text:s text:c="4"/>compatible = "myvendor,mypressure";</text:span></text:span></text:p>
      <text:p text:style-name="P8"><text:span text:style-name="Source_20_Text"><text:span text:style-name="T7">};</text:span></text:span></text:p>
      <text:p text:style-name="P18" loext:marker-style-name="T7"><text:span text:style-name="Source_20_Text"><text:span text:style-name="T7"/></text:span></text:p>
      <text:list text:style-name="WWNum7">
        <text:list-item>
          <text:p text:style-name="P44">When the kernel parses this node, it checks all registered drivers’ <text:span text:style-name="Source_20_Text"><text:span text:style-name="T3">.of_match_table</text:span></text:span> entries to find a match.</text:p>
        </text:list-item>
      </text:list>
      <text:p text:style-name="P37">➡️ This is how your driver gets <text:span text:style-name="Strong_20_Emphasis">bound automatically</text:span> to the I2C device at boot.</text:p>
      <text:p text:style-name="P6"/>
      <text:h text:style-name="P2" text:outline-level="3"><text:soft-page-break/>🧠 Why Do We Use <text:span text:style-name="Source_20_Text">MODULE_DEVICE_TABLE(...)</text:span>?</text:h>
      <text:p text:style-name="P37">This macro tells <text:span text:style-name="Source_20_Text">depmod</text:span> (used when installing modules) to include those IDs in a special section so the kernel can <text:span text:style-name="Strong_20_Emphasis">autoload the driver</text:span> when it sees a matching device.</text:p>
      <text:p text:style-name="P37">Without this, the kernel might not know that your module supports <text:span text:style-name="Source_20_Text">"</text:span><text:span text:style-name="Source_20_Text"><text:span text:style-name="T3">myvendor,mypressure</text:span></text:span><text:span text:style-name="Source_20_Text">"</text:span>.</text:p>
      <text:p text:style-name="P6"/>
      <text:h text:style-name="P2" text:outline-level="3">🔁 How It All Ties Together</text:h>
      <text:list text:style-name="WWNum8">
        <text:list-item>
          <text:p text:style-name="P45">You describe your sensor in the Device Tree:</text:p>
        </text:list-item>
      </text:list>
      <text:p text:style-name="P11">dts</text:p>
      <text:p text:style-name="P11"/>
      <text:p text:style-name="P8"><text:span text:style-name="Source_20_Text"><text:span text:style-name="T7">compatible = "myvendor,mypressure";</text:span></text:span></text:p>
      <text:p text:style-name="P8"><text:span text:style-name="Source_20_Text"><text:span text:style-name="T7">reg = &lt;0x76&gt;;</text:span></text:span></text:p>
      <text:p text:style-name="P18" loext:marker-style-name="T7"><text:span text:style-name="Source_20_Text"><text:span text:style-name="T7"/></text:span></text:p>
      <text:list text:continue-numbering="true" text:style-name="WWNum8">
        <text:list-item>
          <text:p text:style-name="P45">The kernel finds that device on I2C at boot.</text:p>
        </text:list-item>
        <text:list-item>
          <text:p text:style-name="P45">It checks all drivers with <text:span text:style-name="Source_20_Text">.of_match_table</text:span>.</text:p>
        </text:list-item>
        <text:list-item>
          <text:p text:style-name="P45">Your driver matches, <text:span text:style-name="Source_20_Text">probe()</text:span> is called.</text:p>
        </text:list-item>
      </text:list>
      <text:p text:style-name="P6"/>
      <text:p text:style-name="P37">Let me know if you'd like to go into how <text:span text:style-name="Source_20_Text">driver_data</text:span> can be used for supporting multiple variants of a chip in the same driver!</text:p>
      <text:h text:style-name="P4" text:outline-level="5"/>
      <text:list xml:id="list182847903794905" text:continue-list="list182847081441321" text:style-name="WWNum19">
        <text:list-item>
          <text:p text:style-name="P30"><text:span text:style-name="T1">Please tell me more about "</text:span><text:span text:style-name="Source_20_Text"><text:span text:style-name="T2">of</text:span></text:span><text:span text:style-name="T1">" in </text:span><text:span text:style-name="Source_20_Text"><text:span text:style-name="T2">MODULE_DEVICE_TABLE(of, pressure_of_match);</text:span></text:span></text:p>
        </text:list-item>
      </text:list>
      <text:h text:style-name="P5" text:outline-level="6"/>
      <text:p text:style-name="P37">Great — let’s zoom in on the <text:span text:style-name="Source_20_Text">"</text:span><text:span text:style-name="Source_20_Text"><text:span text:style-name="T11">of</text:span></text:span><text:span text:style-name="Source_20_Text">"</text:span> in this line:</text:p>
      <text:p text:style-name="P7">c</text:p>
      <text:p text:style-name="P7"/>
      <text:p text:style-name="P56"><text:span text:style-name="Source_20_Text"><text:span text:style-name="T12">MODULE_DEVICE_TABLE(of, pressure_of_match);</text:span></text:span></text:p>
      <text:p text:style-name="P59" loext:marker-style-name="T12"><text:span text:style-name="Source_20_Text"><text:span text:style-name="T12"/></text:span></text:p>
      <text:h text:style-name="P2" text:outline-level="3">🔎 What is <text:span text:style-name="Source_20_Text">"of"</text:span> in this context?</text:h>
      <text:p text:style-name="P37">The <text:span text:style-name="Source_20_Text">"of"</text:span> refers to <text:span text:style-name="Strong_20_Emphasis">Open Firmware</text:span> (OF), which is the base concept behind the <text:span text:style-name="Strong_20_Emphasis">Device Tree</text:span> system used in Linux.</text:p>
      <text:p text:style-name="P37">So when you see <text:span text:style-name="Source_20_Text">of</text:span> in Linux kernel code, especially in things like:</text:p>
      <text:list text:style-name="WWNum9">
        <text:list-item>
          <text:p text:style-name="P57"><text:span text:style-name="Source_20_Text"><text:span text:style-name="T12">of_device_id</text:span></text:span></text:p>
        </text:list-item>
        <text:list-item>
          <text:p text:style-name="P57"><text:span text:style-name="Source_20_Text"><text:span text:style-name="T12">of_match_table</text:span></text:span></text:p>
        </text:list-item>
        <text:list-item>
          <text:p text:style-name="P57"><text:span text:style-name="Source_20_Text"><text:span text:style-name="T12">MODULE_DEVICE_TABLE(of, ...)</text:span></text:span></text:p>
        </text:list-item>
      </text:list>
      <text:p text:style-name="P37">…it’s referring to <text:span text:style-name="Strong_20_Emphasis">Device Tree matching</text:span>.</text:p>
      <text:p text:style-name="P6"/>
      <text:h text:style-name="P2" text:outline-level="3"><text:soft-page-break/>🧠 <text:span text:style-name="Source_20_Text">MODULE_DEVICE_TABLE(of, pressure_of_match);</text:span> — What Does It Do?</text:h>
      <text:p text:style-name="P37">This macro does <text:span text:style-name="Strong_20_Emphasis">two things</text:span>:</text:p>
      <text:list text:style-name="WWNum10">
        <text:list-item>
          <text:p text:style-name="P46"><text:span text:style-name="Strong_20_Emphasis">Creates a special ELF section in your kernel module (</text:span><text:span text:style-name="Source_20_Text"><text:span text:style-name="T3">.modinfo</text:span></text:span><text:span text:style-name="Strong_20_Emphasis">)</text:span> that contains a list of all <text:span text:style-name="Source_20_Text">compatible</text:span> strings your driver supports.</text:p>
        </text:list-item>
        <text:list-item>
          <text:p text:style-name="P46"><text:span text:style-name="Strong_20_Emphasis">Lets the kernel auto-load your module</text:span> when it sees a Device Tree node with a matching <text:span text:style-name="Source_20_Text">compatible</text:span> string.</text:p>
        </text:list-item>
      </text:list>
      <text:p text:style-name="P37">So, in your case:</text:p>
      <text:list text:style-name="WWNum11">
        <text:list-item>
          <text:p text:style-name="P47">Your driver supports <text:span text:style-name="Source_20_Text">"</text:span><text:span text:style-name="Source_20_Text"><text:span text:style-name="T12">myvendor,mypressure</text:span></text:span><text:span text:style-name="Source_20_Text">"</text:span>.</text:p>
        </text:list-item>
        <text:list-item>
          <text:p text:style-name="P47">The kernel scans all loaded modules and finds that yours supports it — thanks to this macro.</text:p>
        </text:list-item>
        <text:list-item>
          <text:p text:style-name="P47">If your module isn't loaded yet, the kernel can use this information to <text:span text:style-name="Strong_20_Emphasis">load it automatically</text:span>.</text:p>
        </text:list-item>
      </text:list>
      <text:p text:style-name="P37">Without this line, <text:span text:style-name="Source_20_Text">modprobe</text:span><text:span text:style-name="Strong_20_Emphasis"> or </text:span><text:span text:style-name="Source_20_Text">udev</text:span><text:span text:style-name="Strong_20_Emphasis"> won't know your driver supports that device</text:span>, and it won’t autoload even if everything else is right.</text:p>
      <text:p text:style-name="P6"/>
      <text:h text:style-name="P2" text:outline-level="3">📋 Summary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6">Term</text:p>
            </table:table-cell>
            <table:table-cell table:style-name="Table1.A1" office:value-type="string">
              <text:p text:style-name="P36">Meaning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58"><text:span text:style-name="Source_20_Text"><text:span text:style-name="T12">of</text:span></text:span></text:p>
          </table:table-cell>
          <table:table-cell table:style-name="Table1.A1" office:value-type="string">
            <text:p text:style-name="P34">Refers to <text:span text:style-name="Strong_20_Emphasis">Open Firmware</text:span> / Device Tree matching</text:p>
          </table:table-cell>
        </table:table-row>
        <table:table-row table:style-name="Table1.1">
          <table:table-cell table:style-name="Table1.A1" office:value-type="string">
            <text:p text:style-name="P58"><text:span text:style-name="Source_20_Text"><text:span text:style-name="T12">MODULE_DEVICE_TABLE(of, ...)</text:span></text:span></text:p>
          </table:table-cell>
          <table:table-cell table:style-name="Table1.A1" office:value-type="string">
            <text:p text:style-name="P34">Makes your driver compatible with Device Tree auto-loading</text:p>
          </table:table-cell>
        </table:table-row>
        <table:table-row table:style-name="Table1.1">
          <table:table-cell table:style-name="Table1.A1" office:value-type="string">
            <text:p text:style-name="P58"><text:span text:style-name="Source_20_Text"><text:span text:style-name="T12">pressure_of_match[]</text:span></text:span></text:p>
          </table:table-cell>
          <table:table-cell table:style-name="Table1.A1" office:value-type="string">
            <text:p text:style-name="P34">Table of <text:span text:style-name="Source_20_Text"><text:span text:style-name="T12">compatible = "...";</text:span></text:span> strings your driver supports</text:p>
          </table:table-cell>
        </table:table-row>
      </table:table>
      <text:p text:style-name="P6"/>
      <text:p text:style-name="P37">Let me know if you’d like to see how this plays with <text:span text:style-name="Source_20_Text"><text:span text:style-name="T5">modinfo</text:span></text:span>, or how you can test autoloading with a real <text:span text:style-name="Source_20_Text"><text:span text:style-name="T3">.dtbo</text:span></text:span> and driver!</text:p>
      <text:h text:style-name="P4" text:outline-level="5"/>
      <text:list xml:id="list182848337001637" text:continue-list="list182847903794905" text:style-name="WWNum19">
        <text:list-item>
          <text:p text:style-name="P30" loext:marker-style-name="T1"><text:span text:style-name="T1">If I am using Device Tree. Does my driver require:</text:span><text:span text:style-name="T1"/></text:p>
        </text:list-item>
      </text:list>
      <text:p text:style-name="P37"><text:span text:style-name="Source_20_Text"><text:span text:style-name="T12">static const struct i2c_device_id pressure_id[] = { { DRIVER_NAME, 0 }, { } }; MODULE_DEVICE_TABLE(i2c, pressure_id);</text:span></text:span></text:p>
      <text:p text:style-name="P60" loext:marker-style-name="T12"><text:span text:style-name="Source_20_Text"><text:span text:style-name="T12"/></text:span></text:p>
      <text:p text:style-name="P37">Excellent question — and you're thinking in the right direction.</text:p>
      <text:h text:style-name="P2" text:outline-level="3">✅ Short Answer:</text:h>
      <text:p text:style-name="P37"><text:span text:style-name="Strong_20_Emphasis">No, it's not strictly required if you're only using Device Tree (</text:span><text:span text:style-name="Source_20_Text">OF</text:span><text:span text:style-name="Strong_20_Emphasis">)</text:span> — <text:span text:style-name="Strong_20_Emphasis">but it is still a good idea to include it.</text:span> Here's why 👇</text:p>
      <text:p text:style-name="P6"/>
      <text:h text:style-name="P2" text:outline-level="3">📦 Why It’s <text:span text:style-name="Emphasis">Technically</text:span> Not Required with Device Tree</text:h>
      <text:p text:style-name="P37">When you're using a Device Tree (DT), the kernel uses your driver's:</text:p>
      <text:p text:style-name="P7"><text:soft-page-break/>c</text:p>
      <text:p text:style-name="P7"/>
      <text:p text:style-name="P56"><text:span text:style-name="Source_20_Text"><text:span text:style-name="T12">static const struct of_device_id pressure_of_match[] = { ... };</text:span></text:span></text:p>
      <text:p text:style-name="P37">and matches it with the <text:span text:style-name="Source_20_Text"><text:span text:style-name="T12">compatible = "..."</text:span></text:span> property from the <text:span text:style-name="Source_20_Text">.dts</text:span>. If you have:</text:p>
      <text:p text:style-name="P7">c</text:p>
      <text:p text:style-name="P7"/>
      <text:p text:style-name="P56"><text:span text:style-name="Source_20_Text"><text:span text:style-name="T12">.driver = {</text:span></text:span></text:p>
      <text:p text:style-name="P56"><text:span text:style-name="Source_20_Text"><text:span text:style-name="T12"><text:s text:c="4"/>.of_match_table = pressure_of_match,</text:span></text:span></text:p>
      <text:p text:style-name="P56"><text:span text:style-name="Source_20_Text"><text:span text:style-name="T12">},</text:span></text:span></text:p>
      <text:p text:style-name="P37">Then <text:span text:style-name="Strong_20_Emphasis">the probe function will be called based on the match from the DT</text:span> — no <text:span text:style-name="Source_20_Text">i2c_device_id</text:span> table needed.</text:p>
      <text:p text:style-name="P6"/>
      <text:h text:style-name="P2" text:outline-level="3">🤔 So Why Include <text:span text:style-name="Source_20_Text">i2c_device_id</text:span> Then?</text:h>
      <text:list text:style-name="WWNum12">
        <text:list-item>
          <text:p text:style-name="P48"><text:span text:style-name="Strong_20_Emphasis">Support for non-DT platforms</text:span><text:line-break/>Some boards still register I2C devices using legacy platform data or <text:span text:style-name="Source_20_Text"><text:span text:style-name="T12">i2c_board_info</text:span></text:span>, which requires this table. Including it makes your driver more portable and reusable.</text:p>
        </text:list-item>
        <text:list-item>
          <text:p text:style-name="P48"><text:span text:style-name="Strong_20_Emphasis">Module autoloading (optional, but helpful)</text:span><text:line-break/>In some older systems, <text:span text:style-name="Source_20_Text"><text:span text:style-name="T12">MODULE_DEVICE_TABLE(i2c, ...)</text:span></text:span> is used to help <text:span text:style-name="Source_20_Text">udev</text:span>/<text:span text:style-name="Source_20_Text">modprobe</text:span> recognize drivers when a new I2C device is added via sysfs or hotplug. Not strictly needed in DT-only systems, but may help in hybrid setups.</text:p>
        </text:list-item>
        <text:list-item>
          <text:p text:style-name="P48"><text:span text:style-name="Strong_20_Emphasis">Kernel conventions &amp; consistency</text:span><text:line-break/>Many upstream kernel drivers still include both tables (even if one is unused) for completeness and to ease future maintenance.</text:p>
        </text:list-item>
      </text:list>
      <text:p text:style-name="P6"/>
      <text:h text:style-name="P2" text:outline-level="3">🧪 Real-world Example</text:h>
      <text:p text:style-name="P37">If you <text:span text:style-name="Strong_20_Emphasis">omit the </text:span><text:span text:style-name="Source_20_Text"><text:span text:style-name="T12">i2c_device_id</text:span></text:span><text:span text:style-name="Strong_20_Emphasis"> table</text:span>, but your <text:span text:style-name="Source_20_Text"><text:span text:style-name="T12">of_match_table</text:span></text:span> is present and correct:</text:p>
      <text:list text:style-name="WWNum13">
        <text:list-item>
          <text:p text:style-name="P49">✅ Works fine for DT boot</text:p>
        </text:list-item>
        <text:list-item>
          <text:p text:style-name="P49">❌ May not work if someone adds the device manually or uses the driver in a different system</text:p>
        </text:list-item>
      </text:list>
      <text:p text:style-name="P6"/>
      <text:h text:style-name="P2" text:outline-level="3">✅ Best Practice (Recommended)</text:h>
      <text:p text:style-name="P37">Even if you're using DT, include both tables:</text:p>
      <text:p text:style-name="P7">c</text:p>
      <text:p text:style-name="P7"/>
      <text:p text:style-name="P56"><text:span text:style-name="Source_20_Text"><text:span text:style-name="T12">static const struct i2c_device_id pressure_id[] = {</text:span></text:span></text:p>
      <text:p text:style-name="P56"><text:span text:style-name="Source_20_Text"><text:span text:style-name="T12"><text:s text:c="4"/>{ "mypressure", 0 },</text:span></text:span></text:p>
      <text:p text:style-name="P56"><text:span text:style-name="Source_20_Text"><text:span text:style-name="T12"><text:s text:c="4"/>{ }</text:span></text:span></text:p>
      <text:p text:style-name="P56"><text:span text:style-name="Source_20_Text"><text:span text:style-name="T12">};</text:span></text:span></text:p>
      <text:p text:style-name="P56"><text:span text:style-name="Source_20_Text"><text:span text:style-name="T12">MODULE_DEVICE_TABLE(i2c, pressure_id);</text:span></text:span></text:p>
      <text:p text:style-name="P59" loext:marker-style-name="T12"><text:soft-page-break/><text:span text:style-name="Source_20_Text"><text:span text:style-name="T12"/></text:span></text:p>
      <text:p text:style-name="P37">That way, you're future-proofed.</text:p>
      <text:p text:style-name="P6"/>
      <text:p text:style-name="P37">Let me know if you want an example of a board file using <text:span text:style-name="Source_20_Text"><text:span text:style-name="T12">i2c_register_board_info()</text:span></text:span> and how it relies on the <text:span text:style-name="Source_20_Text"><text:span text:style-name="T12">i2c_device_id table</text:span></text:span>!</text:p>
      <text:h text:style-name="P4" text:outline-level="5"/>
      <text:list xml:id="list182848500795740" text:continue-list="list182848337001637" text:style-name="WWNum19">
        <text:list-item>
          <text:p text:style-name="P30" loext:marker-style-name="T1"><text:span text:style-name="T1">Does the I2C sensor in this example mean it is a Port based input-output?</text:span><text:span text:style-name="T1"/></text:p>
        </text:list-item>
      </text:list>
      <text:h text:style-name="P5" text:outline-level="6"/>
      <text:p text:style-name="P37">Great question again! The I2C sensor in this example is <text:span text:style-name="Strong_20_Emphasis">not</text:span> considered <text:span text:style-name="Strong_20_Emphasis">port-based I/O</text:span> in the traditional sense. Let's clarify the terminology and what's really happening.</text:p>
      <text:p text:style-name="P6"/>
      <text:h text:style-name="P2" text:outline-level="3">🧠 What is <text:span text:style-name="Strong_20_Emphasis"><text:span text:style-name="T14">Port-Based I/O</text:span></text:span>?</text:h>
      <text:p text:style-name="P37"><text:span text:style-name="Strong_20_Emphasis">Port-based I/O (PIO)</text:span> refers to how some processors (especially x86) have <text:span text:style-name="Strong_20_Emphasis">a separate I/O address space</text:span>. Devices are accessed using <text:span text:style-name="Strong_20_Emphasis">special CPU instructions</text:span> like <text:span text:style-name="Source_20_Text">in</text:span> and <text:span text:style-name="Source_20_Text">out</text:span>.</text:p>
      <text:list text:style-name="WWNum14">
        <text:list-item>
          <text:p text:style-name="P50">Found in x86 systems (e.g., using I/O ports like 0x3F8 for COM1).</text:p>
        </text:list-item>
        <text:list-item>
          <text:p text:style-name="P50">Uses a separate I/O address space, different from RAM.</text:p>
        </text:list-item>
        <text:list-item>
          <text:p text:style-name="P50">Accessed with <text:span text:style-name="Source_20_Text"><text:span text:style-name="T3">inb()</text:span></text:span>, <text:span text:style-name="Source_20_Text"><text:span text:style-name="T5">outb()</text:span></text:span>, etc.</text:p>
        </text:list-item>
      </text:list>
      <text:p text:style-name="P37">🛑 <text:span text:style-name="Strong_20_Emphasis">This is not how I2C devices work</text:span>.</text:p>
      <text:p text:style-name="P6"/>
      <text:h text:style-name="P2" text:outline-level="3">🔌 What Kind of I/O is I2C?</text:h>
      <text:p text:style-name="P37">I2C is a <text:span text:style-name="Strong_20_Emphasis">bus-based communication protocol</text:span>, and it's typically treated as <text:span text:style-name="Strong_20_Emphasis">memory-mapped or register-based I/O over a serial bus</text:span>.</text:p>
      <text:list text:style-name="WWNum15">
        <text:list-item>
          <text:p text:style-name="P51">It's not PIO, and it doesn't use <text:span text:style-name="Source_20_Text">inb()</text:span>/<text:span text:style-name="Source_20_Text">outb()</text:span> instructions.</text:p>
        </text:list-item>
        <text:list-item>
          <text:p text:style-name="P51">Instead, you send and receive data over SDA (data) and SCL (clock) lines using I2C controller hardware.</text:p>
        </text:list-item>
        <text:list-item>
          <text:p text:style-name="P51">You access the I2C sensor’s internal registers using the kernel's <text:span text:style-name="Strong_20_Emphasis">I2C subsystem</text:span>, not CPU ports.</text:p>
        </text:list-item>
      </text:list>
      <text:p text:style-name="P37">Example:</text:p>
      <text:p text:style-name="P7">c</text:p>
      <text:p text:style-name="P7"/>
      <text:p text:style-name="P56"><text:span text:style-name="Source_20_Text"><text:span text:style-name="T12">i2c_smbus_read_byte_data(client, 0xF7); // Read register 0xF7 from the sensor</text:span></text:span></text:p>
      <text:p text:style-name="P37">This communicates with the I2C peripheral through the controller driver.</text:p>
      <text:p text:style-name="P6"/>
      <text:h text:style-name="P2" text:outline-level="3">⚙️ So What Is It Then?</text:h>
      <text:p text:style-name="P37">I2C sensors are:</text:p>
      <text:list text:style-name="WWNum16">
        <text:list-item>
          <text:p text:style-name="P52"><text:span text:style-name="Strong_20_Emphasis">Peripheral devices</text:span> connected over a <text:span text:style-name="Strong_20_Emphasis">serial bus</text:span> (not via I/O ports).</text:p>
        </text:list-item>
        <text:list-item>
          <text:p text:style-name="P52"><text:soft-page-break/>Controlled through a <text:span text:style-name="Strong_20_Emphasis">bus controller</text:span> (I2C master) in the SoC.</text:p>
        </text:list-item>
        <text:list-item>
          <text:p text:style-name="P52">Accessed through <text:span text:style-name="Strong_20_Emphasis">high-level kernel APIs</text:span>, e.g., <text:span text:style-name="Source_20_Text"><text:span text:style-name="T12">i2c_smbus_*()</text:span></text:span> or <text:span text:style-name="Source_20_Text"><text:span text:style-name="T12">regmap</text:span></text:span>.</text:p>
        </text:list-item>
      </text:list>
      <text:p text:style-name="P37">So it’s better to think of I2C as:</text:p>
      <text:p text:style-name="P29"><text:span text:style-name="Strong_20_Emphasis">Bus-based peripheral I/O</text:span>, not port-based I/O.</text:p>
      <text:p text:style-name="P6"/>
      <text:h text:style-name="P2" text:outline-level="3">🧩 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6">Feature</text:p>
            </table:table-cell>
            <table:table-cell table:style-name="Table2.A1" office:value-type="string">
              <text:p text:style-name="P36">I2C Sensor (like in your example)</text:p>
            </table:table-cell>
            <table:table-cell table:style-name="Table2.A1" office:value-type="string">
              <text:p text:style-name="P36">Port-Based I/O (e.g., x86 PIO)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34">I/O type</text:p>
          </table:table-cell>
          <table:table-cell table:style-name="Table2.A1" office:value-type="string">
            <text:p text:style-name="P34">Bus-based (serial)</text:p>
          </table:table-cell>
          <table:table-cell table:style-name="Table2.A1" office:value-type="string">
            <text:p text:style-name="P34">Port-based (separate I/O space)</text:p>
          </table:table-cell>
        </table:table-row>
        <table:table-row table:style-name="Table2.1">
          <table:table-cell table:style-name="Table2.A1" office:value-type="string">
            <text:p text:style-name="P34">Accessed via</text:p>
          </table:table-cell>
          <table:table-cell table:style-name="Table2.A1" office:value-type="string">
            <text:p text:style-name="P34">Kernel I2C APIs</text:p>
          </table:table-cell>
          <table:table-cell table:style-name="Table2.A1" office:value-type="string">
            <text:p text:style-name="P34"><text:span text:style-name="Source_20_Text">inb()</text:span>, <text:span text:style-name="Source_20_Text">outb()</text:span> instructions</text:p>
          </table:table-cell>
        </table:table-row>
        <table:table-row table:style-name="Table2.1">
          <table:table-cell table:style-name="Table2.A1" office:value-type="string">
            <text:p text:style-name="P34">Platform</text:p>
          </table:table-cell>
          <table:table-cell table:style-name="Table2.A1" office:value-type="string">
            <text:p text:style-name="P34">Embedded, ARM, etc.</text:p>
          </table:table-cell>
          <table:table-cell table:style-name="Table2.A1" office:value-type="string">
            <text:p text:style-name="P34">Mostly x86</text:p>
          </table:table-cell>
        </table:table-row>
        <table:table-row table:style-name="Table2.1">
          <table:table-cell table:style-name="Table2.A1" office:value-type="string">
            <text:p text:style-name="P34">Communication</text:p>
          </table:table-cell>
          <table:table-cell table:style-name="Table2.A1" office:value-type="string">
            <text:p text:style-name="P34">Over SDA/SCL lines (via I2C master)</text:p>
          </table:table-cell>
          <table:table-cell table:style-name="Table2.A1" office:value-type="string">
            <text:p text:style-name="P34">CPU directly accesses I/O ports</text:p>
          </table:table-cell>
        </table:table-row>
      </table:table>
      <text:p text:style-name="P6"/>
      <text:p text:style-name="P37">Let me know if you’d like a diagram showing how an I2C sensor connects to the SoC and how the driver interacts with it — it helps a lot to visualize!</text:p>
      <text:h text:style-name="P4" text:outline-level="5"/>
      <text:list xml:id="list182848036641903" text:continue-list="list182848500795740" text:style-name="WWNum19">
        <text:list-item>
          <text:p text:style-name="P30" loext:marker-style-name="T1"><text:span text:style-name="T1">How would be the device tree if there is an interrupt involved?</text:span><text:span text:style-name="T1"/></text:p>
        </text:list-item>
      </text:list>
      <text:h text:style-name="P5" text:outline-level="6"/>
      <text:p text:style-name="P37">Ah, great follow-up! If your I2C-based sensor supports an <text:span text:style-name="Strong_20_Emphasis">interrupt line</text:span> (usually for things like data-ready, threshold alert, or FIFO full), then you'll need to tell the kernel <text:span text:style-name="Strong_20_Emphasis">how to handle that interrupt</text:span> via the Device Tree.</text:p>
      <text:p text:style-name="P37">Let’s walk through how that looks.</text:p>
      <text:p text:style-name="P6"/>
      <text:h text:style-name="P2" text:outline-level="3">🧭 General Idea</text:h>
      <text:p text:style-name="P37">You add an <text:span text:style-name="Source_20_Text">interrupts</text:span> property to your device node, like this:</text:p>
      <text:p text:style-name="P7">dts</text:p>
      <text:p text:style-name="P7"/>
      <text:p text:style-name="P56"><text:span text:style-name="Source_20_Text"><text:span text:style-name="T12">pressure_sensor@76 {</text:span></text:span></text:p>
      <text:p text:style-name="P56"><text:span text:style-name="Source_20_Text"><text:span text:style-name="T12"><text:s text:c="4"/>compatible = "myvendor,mypressure";</text:span></text:span></text:p>
      <text:p text:style-name="P56"><text:span text:style-name="Source_20_Text"><text:span text:style-name="T12"><text:s text:c="4"/>reg = &lt;0x76&gt;;</text:span></text:span></text:p>
      <text:p text:style-name="P56"><text:span text:style-name="Source_20_Text"><text:span text:style-name="T12"><text:s text:c="4"/>interrupt-parent = &lt;&amp;gpio&gt;;</text:span></text:span></text:p>
      <text:p text:style-name="P56"><text:span text:style-name="Source_20_Text"><text:span text:style-name="T12"><text:s text:c="4"/>interrupts = &lt;17 IRQ_TYPE_EDGE_RISING&gt;; // GPIO17, rising edge trigger</text:span></text:span></text:p>
      <text:p text:style-name="P56"><text:span text:style-name="Source_20_Text"><text:span text:style-name="T12">};</text:span></text:span></text:p>
      <text:p text:style-name="P59" loext:marker-style-name="T12"><text:span text:style-name="Source_20_Text"><text:span text:style-name="T12"/></text:span></text:p>
      <text:p text:style-name="P37">This tells the kernel:</text:p>
      <text:p text:style-name="P29">“This I2C sensor uses GPIO17 as an interrupt line, and it triggers on a rising edge.”</text:p>
      <text:p text:style-name="P6"/>
      <text:h text:style-name="P2" text:outline-level="3"><text:soft-page-break/>🧩 Explanation of Each Property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36">Property</text:p>
            </table:table-cell>
            <table:table-cell table:style-name="Table3.A1" office:value-type="string">
              <text:p text:style-name="P36">Meaning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58"><text:span text:style-name="Source_20_Text"><text:span text:style-name="T12">reg = &lt;0x76&gt;;</text:span></text:span></text:p>
          </table:table-cell>
          <table:table-cell table:style-name="Table3.A1" office:value-type="string">
            <text:p text:style-name="P34">The I2C address of the sensor.</text:p>
          </table:table-cell>
        </table:table-row>
        <table:table-row table:style-name="Table3.1">
          <table:table-cell table:style-name="Table3.A1" office:value-type="string">
            <text:p text:style-name="P58"><text:span text:style-name="Source_20_Text"><text:span text:style-name="T12">interrupt-parent = &lt;&amp;gpio&gt;;</text:span></text:span></text:p>
          </table:table-cell>
          <table:table-cell table:style-name="Table3.A1" office:value-type="string">
            <text:p text:style-name="P34">The GPIO controller that owns the pin (almost always <text:span text:style-name="Source_20_Text"><text:span text:style-name="T12">&lt;&amp;gpio&gt;</text:span></text:span> on the Pi).</text:p>
          </table:table-cell>
        </table:table-row>
        <table:table-row table:style-name="Table3.1">
          <table:table-cell table:style-name="Table3.A1" office:value-type="string">
            <text:p text:style-name="P58"><text:span text:style-name="Source_20_Text"><text:span text:style-name="T12">interrupts = &lt;PIN FLAGS&gt;;</text:span></text:span></text:p>
          </table:table-cell>
          <table:table-cell table:style-name="Table3.A1" office:value-type="string">
            <text:p text:style-name="P34">Which GPIO pin and what kind of trigger (edge/level).</text:p>
          </table:table-cell>
        </table:table-row>
      </table:table>
      <text:p text:style-name="P6"/>
      <text:h text:style-name="P2" text:outline-level="3">🔧 Interrupt Flags (IRQ_TYPE_…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36">Macro</text:p>
            </table:table-cell>
            <table:table-cell table:style-name="Table4.A1" office:value-type="string">
              <text:p text:style-name="P36">Value</text:p>
            </table:table-cell>
            <table:table-cell table:style-name="Table4.A1" office:value-type="string">
              <text:p text:style-name="P36">Meaning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35"><text:span text:style-name="Source_20_Text"><text:span text:style-name="T12">IRQ_TYPE_NONE</text:span></text:span></text:p>
          </table:table-cell>
          <table:table-cell table:style-name="Table4.A1" office:value-type="string">
            <text:p text:style-name="P34">0</text:p>
          </table:table-cell>
          <table:table-cell table:style-name="Table4.A1" office:value-type="string">
            <text:p text:style-name="P34">No specific type</text:p>
          </table:table-cell>
        </table:table-row>
        <table:table-row table:style-name="Table4.1">
          <table:table-cell table:style-name="Table4.A1" office:value-type="string">
            <text:p text:style-name="P35"><text:span text:style-name="Source_20_Text"><text:span text:style-name="T12">IRQ_TYPE_EDGE_RISING</text:span></text:span>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Trigger on rising edge</text:p>
          </table:table-cell>
        </table:table-row>
        <table:table-row table:style-name="Table4.1">
          <table:table-cell table:style-name="Table4.A1" office:value-type="string">
            <text:p text:style-name="P35"><text:span text:style-name="Source_20_Text"><text:span text:style-name="T12">IRQ_TYPE_EDGE_FALLING</text:span></text:span>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Trigger on falling edge</text:p>
          </table:table-cell>
        </table:table-row>
        <table:table-row table:style-name="Table4.1">
          <table:table-cell table:style-name="Table4.A1" office:value-type="string">
            <text:p text:style-name="P35"><text:span text:style-name="Source_20_Text"><text:span text:style-name="T12">IRQ_TYPE_EDGE_BOTH</text:span></text:span></text:p>
          </table:table-cell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34">Trigger on both edges</text:p>
          </table:table-cell>
        </table:table-row>
        <table:table-row table:style-name="Table4.1">
          <table:table-cell table:style-name="Table4.A1" office:value-type="string">
            <text:p text:style-name="P35"><text:span text:style-name="Source_20_Text"><text:span text:style-name="T12">IRQ_TYPE_LEVEL_HIGH</text:span></text:span></text:p>
          </table:table-cell>
          <table:table-cell table:style-name="Table4.A1" office:value-type="string">
            <text:p text:style-name="P34">4</text:p>
          </table:table-cell>
          <table:table-cell table:style-name="Table4.A1" office:value-type="string">
            <text:p text:style-name="P34">High level trigger</text:p>
          </table:table-cell>
        </table:table-row>
        <table:table-row table:style-name="Table4.1">
          <table:table-cell table:style-name="Table4.A1" office:value-type="string">
            <text:p text:style-name="P35"><text:span text:style-name="Source_20_Text"><text:span text:style-name="T12">IRQ_TYPE_LEVEL_LOW</text:span></text:span></text:p>
          </table:table-cell>
          <table:table-cell table:style-name="Table4.A1" office:value-type="string">
            <text:p text:style-name="P34">8</text:p>
          </table:table-cell>
          <table:table-cell table:style-name="Table4.A1" office:value-type="string">
            <text:p text:style-name="P34">Low level trigger</text:p>
          </table:table-cell>
        </table:table-row>
      </table:table>
      <text:p text:style-name="P37">These values come from <text:span text:style-name="Source_20_Text"><text:span text:style-name="T12">include/dt-bindings/interrupt-controller/irq.h</text:span></text:span>.</text:p>
      <text:p text:style-name="P6"/>
      <text:h text:style-name="P2" text:outline-level="3">⚡ Full Example Device Node with Interrupt</text:h>
      <text:p text:style-name="P7">dts</text:p>
      <text:p text:style-name="P7"/>
      <text:p text:style-name="P56"><text:span text:style-name="Source_20_Text"><text:span text:style-name="T12">pressure_sensor@76 {</text:span></text:span></text:p>
      <text:p text:style-name="P56"><text:span text:style-name="Source_20_Text"><text:span text:style-name="T12"><text:s text:c="4"/>compatible = "myvendor,mypressure";</text:span></text:span></text:p>
      <text:p text:style-name="P56"><text:span text:style-name="Source_20_Text"><text:span text:style-name="T12"><text:s text:c="4"/>reg = &lt;0x76&gt;;</text:span></text:span></text:p>
      <text:p text:style-name="P56"><text:span text:style-name="Source_20_Text"><text:span text:style-name="T12"><text:s text:c="4"/>interrupt-parent = &lt;&amp;gpio&gt;;</text:span></text:span></text:p>
      <text:p text:style-name="P56"><text:span text:style-name="Source_20_Text"><text:span text:style-name="T12"><text:s text:c="4"/>interrupts = &lt;17 IRQ_TYPE_EDGE_RISING&gt;;</text:span></text:span></text:p>
      <text:p text:style-name="P56"><text:span text:style-name="Source_20_Text"><text:span text:style-name="T12"><text:s text:c="4"/>status = "okay";</text:span></text:span></text:p>
      <text:p text:style-name="P56"><text:span text:style-name="Source_20_Text"><text:span text:style-name="T12">};</text:span></text:span></text:p>
      <text:p text:style-name="P6"/>
      <text:h text:style-name="P2" text:outline-level="3">🧠 What the Driver Needs to Do</text:h>
      <text:p text:style-name="P37">In your driver, in the <text:span text:style-name="Source_20_Text">probe()</text:span> function, you’ll retrieve the IRQ number and request it:</text:p>
      <text:p text:style-name="P7">c</text:p>
      <text:p text:style-name="P7"/>
      <text:p text:style-name="P56"><text:span text:style-name="Source_20_Text"><text:span text:style-name="T12">int irq = client-&gt;irq;</text:span></text:span></text:p>
      <text:p text:style-name="P56"><text:span text:style-name="Source_20_Text"><text:span text:style-name="T12">if (irq &gt; 0) {</text:span></text:span></text:p>
      <text:p text:style-name="P56"><text:span text:style-name="Source_20_Text"><text:span text:style-name="T12"><text:s text:c="4"/>ret = devm_request_threaded_irq(&amp;client-&gt;dev, irq,</text:span></text:span></text:p>
      <text:p text:style-name="P56"><text:span text:style-name="Source_20_Text"><text:span text:style-name="T12"><text:s text:c="36"/>NULL, <text:s text:c="12"/>// optional top-half</text:span></text:span></text:p>
      <text:p text:style-name="P56"><text:span text:style-name="Source_20_Text"><text:span text:style-name="T12"><text:s text:c="36"/>pressure_irq_handler,</text:span></text:span></text:p>
      <text:p text:style-name="P56"><text:span text:style-name="Source_20_Text"><text:span text:style-name="T12"><text:s text:c="36"/>IRQF_ONESHOT,</text:span></text:span></text:p>
      <text:p text:style-name="P56"><text:span text:style-name="Source_20_Text"><text:span text:style-name="T12"><text:s text:c="36"/>"mypressure", client);</text:span></text:span></text:p>
      <text:p text:style-name="P56"><text:soft-page-break/><text:span text:style-name="Source_20_Text"><text:span text:style-name="T12">}</text:span></text:span></text:p>
      <text:p text:style-name="P37">And then define the threaded IRQ handler:</text:p>
      <text:p text:style-name="P7">c</text:p>
      <text:p text:style-name="P7"/>
      <text:p text:style-name="P56"><text:span text:style-name="Source_20_Text"><text:span text:style-name="T12">static irqreturn_t pressure_irq_handler(int irq, void *dev_id)</text:span></text:span></text:p>
      <text:p text:style-name="P56"><text:span text:style-name="Source_20_Text"><text:span text:style-name="T12">{</text:span></text:span></text:p>
      <text:p text:style-name="P56"><text:span text:style-name="Source_20_Text"><text:span text:style-name="T12"><text:s text:c="4"/>struct i2c_client *client = dev_id;</text:span></text:span></text:p>
      <text:p text:style-name="P56"><text:span text:style-name="Source_20_Text"><text:span text:style-name="T12"><text:s text:c="4"/>dev_info(&amp;client-&gt;dev, "Interrupt received!\n");</text:span></text:span></text:p>
      <text:p text:style-name="P59" loext:marker-style-name="T12"><text:span text:style-name="Source_20_Text"><text:span text:style-name="T12"/></text:span></text:p>
      <text:p text:style-name="P56"><text:span text:style-name="Source_20_Text"><text:span text:style-name="T12"><text:s text:c="4"/>// Read data, clear interrupt, etc.</text:span></text:span></text:p>
      <text:p text:style-name="P56"><text:span text:style-name="Source_20_Text"><text:span text:style-name="T12"><text:s text:c="4"/>return IRQ_HANDLED;</text:span></text:span></text:p>
      <text:p text:style-name="P56"><text:span text:style-name="Source_20_Text"><text:span text:style-name="T12">}</text:span></text:span></text:p>
      <text:p text:style-name="P6"/>
      <text:h text:style-name="P2" text:outline-level="3">✅ Notes for Raspberry Pi</text:h>
      <text:list text:style-name="WWNum17">
        <text:list-item>
          <text:p text:style-name="P53">GPIO numbers are <text:span text:style-name="Strong_20_Emphasis">BCM GPIO numbers</text:span>. For example, GPIO17 = physical pin 11 on Pi header.</text:p>
        </text:list-item>
        <text:list-item>
          <text:p text:style-name="P53">Make sure your sensor’s interrupt pin is pulled up/down as needed.</text:p>
        </text:list-item>
        <text:list-item>
          <text:p text:style-name="P53">Ensure GPIO is not being used by another overlay (e.g., UART, SPI, etc.).</text:p>
        </text:list-item>
      </text:list>
      <text:p text:style-name="P6"/>
      <text:p text:style-name="P37">Would you like a full <text:span text:style-name="Source_20_Text"><text:span text:style-name="T3">.dts</text:span></text:span> file with a GPIO interrupt and maybe a matching test kernel module?</text:p>
      <text:list xml:id="list182846498521730" text:continue-list="list182848036641903" text:style-name="WWNum19">
        <text:list-item>
          <text:p text:style-name="P30" loext:marker-style-name="T1"><text:span text:style-name="T1">Is </text:span><text:span text:style-name="Source_20_Text"><text:span text:style-name="T1">devm_request_threaded_irq()</text:span></text:span><text:span text:style-name="T1"> something you made-up or is it in some header files?</text:span></text:p>
        </text:list-item>
      </text:list>
      <text:h text:style-name="P5" text:outline-level="6"/>
      <text:p text:style-name="P37">Awesome that you're looking closely — and nope, I didn’t make it up 😄</text:p>
      <text:h text:style-name="P2" text:outline-level="3">✅ <text:span text:style-name="Source_20_Text">devm_request_threaded_irq()</text:span> is <text:span text:style-name="Strong_20_Emphasis"><text:span text:style-name="T14">a real Linux kernel API</text:span></text:span></text:h>
      <text:p text:style-name="P37">It’s defined in the Linux kernel and provided by the <text:span text:style-name="Strong_20_Emphasis">device-managed resource framework</text:span> <text:span text:style-name="Source_20_Text"><text:span text:style-name="T12">(devm_*())</text:span></text:span>, which helps you automatically free resources when a device is removed or the driver is unloaded.</text:p>
      <text:p text:style-name="P6"/>
      <text:h text:style-name="P2" text:outline-level="3">📁 Where is it defined?</text:h>
      <text:p text:style-name="P37">You'll find it in:</text:p>
      <text:p text:style-name="P7">c</text:p>
      <text:p text:style-name="P7"/>
      <text:p text:style-name="P56"><text:span text:style-name="Source_20_Text"><text:span text:style-name="T12">#include &lt;linux/interrupt.h&gt;</text:span></text:span></text:p>
      <text:p text:style-name="P37">Specifically, it’s declared like this:</text:p>
      <text:p text:style-name="P7">c</text:p>
      <text:p text:style-name="P7"/>
      <text:p text:style-name="P56"><text:span text:style-name="Source_20_Text"><text:span text:style-name="T12">int devm_request_threaded_irq(struct device *dev,</text:span></text:span></text:p>
      <text:p text:style-name="P56"><text:soft-page-break/><text:span text:style-name="Source_20_Text"><text:span text:style-name="T12"><text:s text:c="30"/>unsigned int irq,</text:span></text:span></text:p>
      <text:p text:style-name="P56"><text:span text:style-name="Source_20_Text"><text:span text:style-name="T12"><text:s text:c="30"/>irq_handler_t handler,</text:span></text:span></text:p>
      <text:p text:style-name="P56"><text:span text:style-name="Source_20_Text"><text:span text:style-name="T12"><text:s text:c="30"/>irq_handler_t thread_fn,</text:span></text:span></text:p>
      <text:p text:style-name="P56"><text:span text:style-name="Source_20_Text"><text:span text:style-name="T12"><text:s text:c="30"/>unsigned long irqflags,</text:span></text:span></text:p>
      <text:p text:style-name="P56"><text:span text:style-name="Source_20_Text"><text:span text:style-name="T12"><text:s text:c="30"/>const char *devname,</text:span></text:span></text:p>
      <text:p text:style-name="P56"><text:span text:style-name="Source_20_Text"><text:span text:style-name="T12"><text:s text:c="30"/>void *dev_id);</text:span></text:span></text:p>
      <text:p text:style-name="P6"/>
      <text:h text:style-name="P2" text:outline-level="3">🔍 What Does It Do?</text:h>
      <text:p text:style-name="P37">It’s similar to <text:span text:style-name="Source_20_Text"><text:span text:style-name="T12">request_threaded_irq()</text:span></text:span>, but it's <text:span text:style-name="Strong_20_Emphasis">device-managed</text:span>:</text:p>
      <text:list text:style-name="WWNum18">
        <text:list-item>
          <text:p text:style-name="P54">No need to manually call <text:span text:style-name="Source_20_Text"><text:span text:style-name="T12">free_irq() in remove()</text:span></text:span>.</text:p>
        </text:list-item>
        <text:list-item>
          <text:p text:style-name="P54">The kernel will automatically release the IRQ when your driver is removed.</text:p>
        </text:list-item>
      </text:list>
      <text:p text:style-name="P6"/>
      <text:h text:style-name="P2" text:outline-level="3">🧠 Parameters Breakdown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36">Parameter</text:p>
            </table:table-cell>
            <table:table-cell table:style-name="Table5.A1" office:value-type="string">
              <text:p text:style-name="P36">Descrip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34"><text:span text:style-name="Source_20_Text"><text:span text:style-name="T3">dev</text:span></text:span></text:p>
          </table:table-cell>
          <table:table-cell table:style-name="Table5.A1" office:value-type="string">
            <text:p text:style-name="P34">Device pointer, usually <text:span text:style-name="Source_20_Text">&amp;client-&gt;dev</text:span> for I2C</text:p>
          </table:table-cell>
        </table:table-row>
        <table:table-row table:style-name="Table5.1">
          <table:table-cell table:style-name="Table5.A1" office:value-type="string">
            <text:p text:style-name="P34"><text:span text:style-name="Source_20_Text"><text:span text:style-name="T3">irq</text:span></text:span></text:p>
          </table:table-cell>
          <table:table-cell table:style-name="Table5.A1" office:value-type="string">
            <text:p text:style-name="P34">IRQ number (e.g., from <text:span text:style-name="Source_20_Text">client-&gt;irq</text:span>)</text:p>
          </table:table-cell>
        </table:table-row>
        <table:table-row table:style-name="Table5.1">
          <table:table-cell table:style-name="Table5.A1" office:value-type="string">
            <text:p text:style-name="P34"><text:span text:style-name="Source_20_Text"><text:span text:style-name="T3">handler</text:span></text:span></text:p>
          </table:table-cell>
          <table:table-cell table:style-name="Table5.A1" office:value-type="string">
            <text:p text:style-name="P34">Top-half interrupt handler (can be NULL if you only use bottom-half)</text:p>
          </table:table-cell>
        </table:table-row>
        <table:table-row table:style-name="Table5.1">
          <table:table-cell table:style-name="Table5.A1" office:value-type="string">
            <text:p text:style-name="P34"><text:span text:style-name="Source_20_Text"><text:span text:style-name="T3">thread_fn</text:span></text:span></text:p>
          </table:table-cell>
          <table:table-cell table:style-name="Table5.A1" office:value-type="string">
            <text:p text:style-name="P34">Bottom-half threaded IRQ handler (runs in kernel thread)</text:p>
          </table:table-cell>
        </table:table-row>
        <table:table-row table:style-name="Table5.1">
          <table:table-cell table:style-name="Table5.A1" office:value-type="string">
            <text:p text:style-name="P34"><text:span text:style-name="Source_20_Text"><text:span text:style-name="T3">irqflags</text:span></text:span></text:p>
          </table:table-cell>
          <table:table-cell table:style-name="Table5.A1" office:value-type="string">
            <text:p text:style-name="P34">Flags like <text:span text:style-name="Source_20_Text">IRQF_ONESHOT</text:span>, <text:span text:style-name="Source_20_Text">IRQF_TRIGGER_RISING</text:span>, etc.</text:p>
          </table:table-cell>
        </table:table-row>
        <table:table-row table:style-name="Table5.1">
          <table:table-cell table:style-name="Table5.A1" office:value-type="string">
            <text:p text:style-name="P34"><text:span text:style-name="Source_20_Text"><text:span text:style-name="T3">devname</text:span></text:span></text:p>
          </table:table-cell>
          <table:table-cell table:style-name="Table5.A1" office:value-type="string">
            <text:p text:style-name="P34">Name used in <text:span text:style-name="Source_20_Text">/proc/interrupts</text:span></text:p>
          </table:table-cell>
        </table:table-row>
        <table:table-row table:style-name="Table5.1">
          <table:table-cell table:style-name="Table5.A1" office:value-type="string">
            <text:p text:style-name="P34"><text:span text:style-name="Source_20_Text"><text:span text:style-name="T3">dev_id</text:span></text:span></text:p>
          </table:table-cell>
          <table:table-cell table:style-name="Table5.A1" office:value-type="string">
            <text:p text:style-name="P34">Typically <text:span text:style-name="Source_20_Text">client</text:span>, used to match when freeing IRQs</text:p>
          </table:table-cell>
        </table:table-row>
      </table:table>
      <text:p text:style-name="P6"/>
      <text:h text:style-name="P2" text:outline-level="3">🧪 Example Use in Real Drivers</text:h>
      <text:p text:style-name="P7">c</text:p>
      <text:p text:style-name="P7"/>
      <text:p text:style-name="P12"><text:span text:style-name="Source_20_Text"><text:span text:style-name="T3">ret = devm_request_threaded_irq(&amp;client-&gt;dev, client-&gt;irq,</text:span></text:span></text:p>
      <text:p text:style-name="P14"><text:span text:style-name="Source_20_Text"><text:span text:style-name="T3"><text:s text:c="32"/>NULL, pressure_irq_handler,</text:span></text:span></text:p>
      <text:p text:style-name="P14"><text:span text:style-name="Source_20_Text"><text:span text:style-name="T3"><text:s text:c="32"/>IRQF_ONESHOT | IRQF_TRIGGER_RISING,</text:span></text:span></text:p>
      <text:p text:style-name="P17"><text:span text:style-name="Source_20_Text"><text:span text:style-name="T3"><text:s text:c="32"/>"mypressure", client);</text:span></text:span></text:p>
      <text:p text:style-name="P29">This sets up an interrupt for <text:span text:style-name="Source_20_Text"><text:span text:style-name="T11">client-&gt;irq</text:span></text:span>, no top-half, and runs <text:span text:style-name="Source_20_Text"><text:span text:style-name="T11">pressure_irq_handler()</text:span></text:span> in a kernel thread.</text:p>
      <text:p text:style-name="P6"/>
      <text:h text:style-name="P2" text:outline-level="3">🧼 Clean-up? Already Handled!</text:h>
      <text:p text:style-name="P37">No need to do:</text:p>
      <text:p text:style-name="P7">c</text:p>
      <text:p text:style-name="P7"/>
      <text:p text:style-name="P13"><text:span text:style-name="Source_20_Text"><text:span text:style-name="T3">free_irq(irq, client);</text:span></text:span></text:p>
      <text:p text:style-name="P37">Because <text:span text:style-name="Source_20_Text"><text:span text:style-name="T11">devm_*()</text:span></text:span> will do it <text:span text:style-name="Strong_20_Emphasis">automatically</text:span> when the device goes away. Super clean.</text:p>
      <text:p text:style-name="P6"><text:soft-page-break/></text:p>
      <text:p text:style-name="P37">Let me know if you want to see how <text:span text:style-name="Source_20_Text"><text:span text:style-name="T11">devm_request_threaded_irq()</text:span></text:span> compares to the classic <text:span text:style-name="Source_20_Text"><text:span text:style-name="T11">request_irq()</text:span></text:span> or <text:span text:style-name="Source_20_Text"><text:span text:style-name="T11">request_threaded_irq()</text:span></text:span> in terms of lifecycle and error handling!</text:p>
      <text:p text:style-name="P33" loext:marker-style-name="T1"/>
      <text:list xml:id="list182848018016018" text:continue-list="list182846498521730" text:style-name="WWNum19">
        <text:list-item>
          <text:p text:style-name="P30" loext:marker-style-name="T1"><text:span text:style-name="Source_20_Text"><text:span text:style-name="T1">What is the difference between DTB and DTBO?</text:span></text:span><text:span text:style-name="T1"/></text:p>
        </text:list-item>
      </text:list>
      <text:h text:style-name="Heading_20_6" text:outline-level="6"/>
      <text:p text:style-name="Text_20_body">Great question — <text:span text:style-name="Strong_20_Emphasis">DTB</text:span> and <text:span text:style-name="Strong_20_Emphasis">DTBO</text:span> are both related to Device Tree usage in the Linux kernel, but they serve slightly different purposes:</text:p>
      <text:p text:style-name="Horizontal_20_Line"/>
      <text:h text:style-name="Heading_20_2" text:outline-level="2">🧾 DTB — Device Tree Blob</text:h>
      <text:list text:style-name="WWNum20">
        <text:list-item>
          <text:p text:style-name="P61"><text:span text:style-name="Strong_20_Emphasis">What it is</text:span>: A <text:span text:style-name="Strong_20_Emphasis">compiled binary</text:span> version of a Device Tree Source (DTS) file.</text:p>
        </text:list-item>
        <text:list-item>
          <text:p text:style-name="P61"><text:span text:style-name="Strong_20_Emphasis">File extension</text:span>: <text:span text:style-name="Source_20_Text"><text:span text:style-name="T11">.dtb</text:span></text:span></text:p>
        </text:list-item>
        <text:list-item>
          <text:p text:style-name="P61"><text:span text:style-name="Strong_20_Emphasis">Purpose</text:span>: Provides a full hardware description to the Linux kernel at boot.</text:p>
        </text:list-item>
        <text:list-item>
          <text:p text:style-name="P61"><text:span text:style-name="Strong_20_Emphasis">Used by</text:span>: The bootloader (e.g., U-Boot) or the kernel itself.</text:p>
        </text:list-item>
      </text:list>
      <text:h text:style-name="Heading_20_3" text:outline-level="3">Example:</text:h>
      <text:p text:style-name="Preformatted_20_Text">Bash</text:p>
      <text:p text:style-name="P21" loext:marker-style-name="T12"><text:span text:style-name="Source_20_Text"><text:span text:style-name="T12"/></text:span></text:p>
      <text:p text:style-name="Preformatted_20_Text"><text:span text:style-name="Source_20_Text"><text:span text:style-name="T12">bcm2711-rpi-4-b.dtb</text:span></text:span></text:p>
      <text:p text:style-name="Text_20_body"/>
      <text:p text:style-name="Text_20_body">This might describe the base hardware of a Raspberry Pi 4 Model B.</text:p>
      <text:p text:style-name="Horizontal_20_Line"/>
      <text:h text:style-name="Heading_20_2" text:outline-level="2">🧩 DTBO — Device Tree Blob Overlay</text:h>
      <text:list text:style-name="WWNum21">
        <text:list-item>
          <text:p text:style-name="P62"><text:span text:style-name="Strong_20_Emphasis">What it is</text:span>: A <text:span text:style-name="Strong_20_Emphasis">compiled overlay</text:span> for a Device Tree — essentially a patch or addition to an existing DTB.</text:p>
        </text:list-item>
        <text:list-item>
          <text:p text:style-name="P62"><text:span text:style-name="Strong_20_Emphasis">File extension</text:span>: <text:span text:style-name="Source_20_Text"><text:span text:style-name="T12">.dtbo</text:span></text:span></text:p>
        </text:list-item>
        <text:list-item>
          <text:p text:style-name="P62"><text:span text:style-name="Strong_20_Emphasis">Purpose</text:span>: Modifies or extends a base DTB without changing the original. Often used for plug-in hardware (e.g., HATs, capes).</text:p>
        </text:list-item>
        <text:list-item>
          <text:p text:style-name="P62"><text:span text:style-name="Strong_20_Emphasis">Used by</text:span>: The bootloader (or firmware) to apply hardware-specific tweaks at boot.</text:p>
        </text:list-item>
      </text:list>
      <text:h text:style-name="Heading_20_3" text:outline-level="3">Example:</text:h>
      <text:p text:style-name="Preformatted_20_Text">bash</text:p>
      <text:p text:style-name="Preformatted_20_Text"/>
      <text:p text:style-name="P9"><text:span text:style-name="Source_20_Text"><text:span text:style-name="T9">mypressure-sensor.dtbo</text:span></text:span></text:p>
      <text:p text:style-name="P19" loext:marker-style-name="T9"><text:span text:style-name="Source_20_Text"><text:span text:style-name="T9"/></text:span></text:p>
      <text:p text:style-name="Text_20_body">Might enable an I2C pressure sensor that’s not included in the base <text:span text:style-name="Source_20_Text">.dtb</text:span>.</text:p>
      <text:p text:style-name="Horizontal_20_Line"/>
      <text:h text:style-name="Heading_20_2" text:outline-level="2"><text:soft-page-break/>🧠 When to Use Each?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Table_20_Heading">Use Case</text:p>
            </table:table-cell>
            <table:table-cell table:style-name="Table6.A1" office:value-type="string">
              <text:p text:style-name="Table_20_Heading">Use <text:span text:style-name="Source_20_Text">.dtb</text:span>?</text:p>
            </table:table-cell>
            <table:table-cell table:style-name="Table6.A1" office:value-type="string">
              <text:p text:style-name="Table_20_Heading">Use <text:span text:style-name="Source_20_Text">.dtbo</text:span>?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Table_20_Contents">Describing the base board</text:p>
          </table:table-cell>
          <table:table-cell table:style-name="Table6.A1" office:value-type="string">
            <text:p text:style-name="Table_20_Contents">✅ Yes</text:p>
          </table:table-cell>
          <table:table-cell table:style-name="Table6.A1" office:value-type="string">
            <text:p text:style-name="Table_20_Contents">❌ No</text:p>
          </table:table-cell>
        </table:table-row>
        <table:table-row table:style-name="Table6.1">
          <table:table-cell table:style-name="Table6.A1" office:value-type="string">
            <text:p text:style-name="Table_20_Contents">Adding support for an add-on HAT</text:p>
          </table:table-cell>
          <table:table-cell table:style-name="Table6.A1" office:value-type="string">
            <text:p text:style-name="Table_20_Contents">❌ No</text:p>
          </table:table-cell>
          <table:table-cell table:style-name="Table6.A1" office:value-type="string">
            <text:p text:style-name="Table_20_Contents">✅ Yes</text:p>
          </table:table-cell>
        </table:table-row>
        <table:table-row table:style-name="Table6.1">
          <table:table-cell table:style-name="Table6.A1" office:value-type="string">
            <text:p text:style-name="Table_20_Contents">Customizing peripherals at runtime</text:p>
          </table:table-cell>
          <table:table-cell table:style-name="Table6.A1" office:value-type="string">
            <text:p text:style-name="Table_20_Contents">❌ No</text:p>
          </table:table-cell>
          <table:table-cell table:style-name="Table6.A1" office:value-type="string">
            <text:p text:style-name="Table_20_Contents">✅ Yes</text:p>
          </table:table-cell>
        </table:table-row>
        <table:table-row table:style-name="Table6.1">
          <table:table-cell table:style-name="Table6.A1" office:value-type="string">
            <text:p text:style-name="Table_20_Contents">Building kernel image</text:p>
          </table:table-cell>
          <table:table-cell table:style-name="Table6.A1" office:value-type="string">
            <text:p text:style-name="Table_20_Contents">✅ Yes</text:p>
          </table:table-cell>
          <table:table-cell table:style-name="Table6.A1" office:value-type="string">
            <text:p text:style-name="Table_20_Contents">❌ No</text:p>
          </table:table-cell>
        </table:table-row>
      </table:table>
      <text:p text:style-name="Horizontal_20_Line"/>
      <text:h text:style-name="Heading_20_2" text:outline-level="2">🔧 How They're Used</text:h>
      <text:h text:style-name="Heading_20_3" text:outline-level="3">DTB:</text:h>
      <text:list text:style-name="WWNum22">
        <text:list-item>
          <text:p text:style-name="P63">Usually passed directly to the kernel at boot by the bootloader:</text:p>
        </text:list-item>
      </text:list>
      <text:p text:style-name="P24">bash</text:p>
      <text:p text:style-name="P24"/>
      <text:p text:style-name="P10"><text:span text:style-name="Source_20_Text"><text:span text:style-name="T9">bootz &lt;kernel&gt; - &lt;dtb&gt;</text:span></text:span></text:p>
      <text:h text:style-name="Heading_20_3" text:outline-level="3">DTBO:</text:h>
      <text:list text:style-name="WWNum23">
        <text:list-item>
          <text:p text:style-name="P64">Loaded via config settings or command line by bootloader or firmware.</text:p>
        </text:list-item>
        <text:list-item>
          <text:p text:style-name="P64">On Raspberry Pi:</text:p>
        </text:list-item>
      </text:list>
      <text:p text:style-name="P24">ini</text:p>
      <text:p text:style-name="P24"/>
      <text:p text:style-name="P10"><text:span text:style-name="Source_20_Text"><text:span text:style-name="T9">dtoverlay=mypressure-sensor</text:span></text:span></text:p>
      <text:p text:style-name="P20" loext:marker-style-name="T9"><text:span text:style-name="Source_20_Text"><text:span text:style-name="T9"/></text:span></text:p>
      <text:p text:style-name="P76">in <text:span text:style-name="Source_20_Text"><text:span text:style-name="T12">config.txt</text:span></text:span> causes the overlay <text:span text:style-name="Source_20_Text"><text:span text:style-name="T12">mypressure-sensor.dtbo</text:span></text:span> to be applied on top of the base <text:span text:style-name="Source_20_Text"><text:span text:style-name="T12">bcm2711-rpi-4-b.dtb</text:span></text:span>.</text:p>
      <text:p text:style-name="Horizontal_20_Line"/>
      <text:p text:style-name="Text_20_body">Would you like a visual diagram showing how DTB and DTBO work together during boot?</text:p>
      <text:p text:style-name="P33" loext:marker-style-name="T1"/>
      <text:list xml:id="list182848138854993" text:continue-list="list182848018016018" text:style-name="WWNum19">
        <text:list-item>
          <text:p text:style-name="P30" loext:marker-style-name="T1"><text:span text:style-name="Source_20_Text"><text:span text:style-name="T1">Suppose I have a Linux Device Driver and a DTBO for it. How do I build Image, DTB and rootfs for the same using yocto PROJECT?</text:span></text:span><text:span text:style-name="T1"/></text:p>
        </text:list-item>
      </text:list>
      <text:p text:style-name="Text_20_body">To build a <text:span text:style-name="Strong_20_Emphasis">Linux kernel image</text:span>, <text:span text:style-name="Strong_20_Emphasis">DTB</text:span>, and <text:span text:style-name="Strong_20_Emphasis">root filesystem</text:span> using the <text:span text:style-name="Strong_20_Emphasis">Yocto Project</text:span> for a custom device driver with a <text:span text:style-name="Strong_20_Emphasis">DTBO</text:span>, follow this structured workflow:</text:p>
      <text:p text:style-name="Horizontal_20_Line"/>
      <text:h text:style-name="Heading_20_2" text:outline-level="2">🧱 Assumptions</text:h>
      <text:list text:style-name="WWNum24">
        <text:list-item>
          <text:p text:style-name="P65">You already have:</text:p>
          <text:list>
            <text:list-item>
              <text:p text:style-name="P66">A <text:span text:style-name="Strong_20_Emphasis">Yocto environment</text:span> set up (e.g., <text:span text:style-name="Source_20_Text">poky</text:span>, <text:span text:style-name="Source_20_Text">meta-raspberrypi</text:span>, <text:span text:style-name="Source_20_Text">meta-openembedded</text:span>, etc.).</text:p>
            </text:list-item>
            <text:list-item>
              <text:p text:style-name="P66">A custom Linux kernel driver (as a <text:span text:style-name="Source_20_Text">.c</text:span> file).</text:p>
            </text:list-item>
            <text:list-item>
              <text:p text:style-name="P66">A custom <text:span text:style-name="Strong_20_Emphasis">Device Tree Overlay (.dts)</text:span> file.</text:p>
            </text:list-item>
            <text:list-item>
              <text:p text:style-name="P66">A target like <text:span text:style-name="Strong_20_Emphasis">Raspberry Pi 4 Model B</text:span> (<text:span text:style-name="Source_20_Text"><text:span text:style-name="T12">MACHINE = "raspberrypi4-64"</text:span></text:span>).</text:p>
            </text:list-item>
          </text:list>
        </text:list-item>
      </text:list>
      <text:p text:style-name="Horizontal_20_Line"><text:soft-page-break/></text:p>
      <text:h text:style-name="Heading_20_2" text:outline-level="2">🧭 Step-by-Step Yocto Integration</text:h>
      <text:h text:style-name="Heading_20_3" text:outline-level="3">✅ 1. Add Your Kernel Module</text:h>
      <text:h text:style-name="Heading_20_4" text:outline-level="4">Option A: Add as <text:span text:style-name="Strong_20_Emphasis"><text:span text:style-name="T14">Out-of-tree Kernel Module</text:span></text:span></text:h>
      <text:list text:style-name="WWNum25">
        <text:list-item>
          <text:p text:style-name="P67">Create a new <text:span text:style-name="Strong_20_Emphasis">layer</text:span> if needed:</text:p>
        </text:list-item>
      </text:list>
      <text:p text:style-name="P24">bash</text:p>
      <text:p text:style-name="P22" loext:marker-style-name="T12"><text:span text:style-name="Source_20_Text"><text:span text:style-name="T12"/></text:span></text:p>
      <text:p text:style-name="P24"><text:span text:style-name="Source_20_Text"><text:span text:style-name="T12">yocto-layer create mylayer</text:span></text:span></text:p>
      <text:p text:style-name="P76"/>
      <text:list text:continue-numbering="true" text:style-name="WWNum25">
        <text:list-item>
          <text:p text:style-name="P67">Add a <text:span text:style-name="Strong_20_Emphasis">kernel module recipe</text:span> in <text:span text:style-name="Source_20_Text"><text:span text:style-name="T12">recipes-kernel/mypressure-driver/mypressure-driver.bb</text:span></text:span>:</text:p>
        </text:list-item>
      </text:list>
      <text:p text:style-name="P24">bitbake</text:p>
      <text:p text:style-name="P24"/>
      <text:p text:style-name="P10"><text:span text:style-name="Source_20_Text"><text:span text:style-name="T9">DESCRIPTION = "My I2C pressure sensor driver"</text:span></text:span></text:p>
      <text:p text:style-name="P10"><text:span text:style-name="Source_20_Text"><text:span text:style-name="T9">LICENSE = "GPL-2.0"</text:span></text:span></text:p>
      <text:p text:style-name="P10"><text:span text:style-name="Source_20_Text"><text:span text:style-name="T9">SRC_URI = "file://mypressure.c"</text:span></text:span></text:p>
      <text:p text:style-name="P20" loext:marker-style-name="T9"><text:span text:style-name="Source_20_Text"><text:span text:style-name="T9"/></text:span></text:p>
      <text:p text:style-name="P10"><text:span text:style-name="Source_20_Text"><text:span text:style-name="T9">S = "${WORKDIR}"</text:span></text:span></text:p>
      <text:p text:style-name="P20" loext:marker-style-name="T9"><text:span text:style-name="Source_20_Text"><text:span text:style-name="T9"/></text:span></text:p>
      <text:p text:style-name="P10"><text:span text:style-name="Source_20_Text"><text:span text:style-name="T9">inherit module</text:span></text:span></text:p>
      <text:p text:style-name="P20" loext:marker-style-name="T9"><text:span text:style-name="Source_20_Text"><text:span text:style-name="T9"/></text:span></text:p>
      <text:p text:style-name="P10"><text:span text:style-name="Source_20_Text"><text:span text:style-name="T9">KERNEL_MODULE_AUTOLOAD += "mypressure"</text:span></text:span></text:p>
      <text:p text:style-name="P20" loext:marker-style-name="T9"><text:span text:style-name="Source_20_Text"><text:span text:style-name="T9"/></text:span></text:p>
      <text:list text:continue-numbering="true" text:style-name="WWNum25">
        <text:list-item>
          <text:p text:style-name="P67">Place <text:span text:style-name="Source_20_Text"><text:span text:style-name="T12">mypressure.c in recipes-kernel/mypressure-driver/files/</text:span></text:span>.</text:p>
        </text:list-item>
      </text:list>
      <text:p text:style-name="Horizontal_20_Line"/>
      <text:h text:style-name="Heading_20_3" text:outline-level="3">✅ 2. Add the Device Tree Overlay (DTBO)</text:h>
      <text:h text:style-name="Heading_20_4" text:outline-level="4">A. Create a <text:span text:style-name="Source_20_Text">.dts</text:span> overlay:</text:h>
      <text:p text:style-name="Text_20_body"><text:span text:style-name="Source_20_Text">mypressure-overlay.dts</text:span> example:</text:p>
      <text:p text:style-name="Preformatted_20_Text">dts</text:p>
      <text:p text:style-name="Preformatted_20_Text"/>
      <text:p text:style-name="P12" loext:marker-style-name="T12"><text:span text:style-name="Source_20_Text"><text:span text:style-name="T11">/dts-v1/;</text:span></text:span><text:span text:style-name="T12"/></text:p>
      <text:p text:style-name="P14" loext:marker-style-name="T12"><text:span text:style-name="Source_20_Text"><text:span text:style-name="T11">/plugin/;</text:span></text:span><text:span text:style-name="T12"/></text:p>
      <text:p text:style-name="P23" loext:marker-style-name="T12"/>
      <text:p text:style-name="P14" loext:marker-style-name="T12"><text:span text:style-name="Source_20_Text"><text:span text:style-name="T11">&amp;{/} {</text:span></text:span><text:span text:style-name="T12"/></text:p>
      <text:p text:style-name="P14" loext:marker-style-name="T12"><text:span text:style-name="Source_20_Text"><text:span text:style-name="T11"><text:s text:c="4"/>fragment@0 {</text:span></text:span><text:span text:style-name="T12"/></text:p>
      <text:p text:style-name="P14" loext:marker-style-name="T12"><text:span text:style-name="Source_20_Text"><text:span text:style-name="T11"><text:s text:c="8"/>target = &lt;&amp;i2c1&gt;;</text:span></text:span><text:span text:style-name="T12"/></text:p>
      <text:p text:style-name="P14" loext:marker-style-name="T12"><text:span text:style-name="Source_20_Text"><text:span text:style-name="T11"><text:s text:c="8"/>__overlay__ {</text:span></text:span><text:span text:style-name="T12"/></text:p>
      <text:p text:style-name="P14" loext:marker-style-name="T12"><text:span text:style-name="Source_20_Text"><text:span text:style-name="T11"><text:s text:c="12"/>mypressure@76 {</text:span></text:span><text:span text:style-name="T12"/></text:p>
      <text:p text:style-name="P14" loext:marker-style-name="T12"><text:span text:style-name="Source_20_Text"><text:span text:style-name="T11"><text:s text:c="16"/>compatible = "myvendor,mypressure";</text:span></text:span><text:span text:style-name="T12"/></text:p>
      <text:p text:style-name="P14" loext:marker-style-name="T12"><text:span text:style-name="Source_20_Text"><text:span text:style-name="T11"><text:s text:c="16"/>reg = &lt;0x76&gt;;</text:span></text:span><text:span text:style-name="T12"/></text:p>
      <text:p text:style-name="P14" loext:marker-style-name="T12"><text:span text:style-name="Source_20_Text"><text:span text:style-name="T11"><text:s text:c="16"/>interrupt-parent = &lt;&amp;gpio&gt;;</text:span></text:span><text:span text:style-name="T12"/></text:p>
      <text:p text:style-name="P14" loext:marker-style-name="T12"><text:span text:style-name="Source_20_Text"><text:span text:style-name="T11"><text:s text:c="16"/>interrupts = &lt;17 IRQ_TYPE_EDGE_RISING&gt;;</text:span></text:span><text:span text:style-name="T12"/></text:p>
      <text:p text:style-name="P14" loext:marker-style-name="T12"><text:span text:style-name="Source_20_Text"><text:span text:style-name="T11"><text:s text:c="12"/>};</text:span></text:span><text:span text:style-name="T12"/></text:p>
      <text:p text:style-name="P14" loext:marker-style-name="T12"><text:span text:style-name="Source_20_Text"><text:span text:style-name="T11"><text:s text:c="8"/>};</text:span></text:span><text:span text:style-name="T12"/></text:p>
      <text:p text:style-name="P14" loext:marker-style-name="T12"><text:span text:style-name="Source_20_Text"><text:span text:style-name="T11"><text:s text:c="4"/>};</text:span></text:span><text:span text:style-name="T12"/></text:p>
      <text:p text:style-name="P17" loext:marker-style-name="T12"><text:span text:style-name="Source_20_Text"><text:span text:style-name="T11">};</text:span></text:span><text:span text:style-name="T12"/></text:p>
      <text:h text:style-name="Heading_20_4" text:outline-level="4"><text:soft-page-break/>B. Add it to the kernel build:</text:h>
      <text:list text:style-name="WWNum26">
        <text:list-item>
          <text:p text:style-name="P68">Add the <text:span text:style-name="Source_20_Text"><text:span text:style-name="T3">.dts</text:span></text:span> to your layer:<text:line-break/>Place in:<text:line-break/><text:span text:style-name="Source_20_Text"><text:span text:style-name="T3">recipes-kernel/linux/files/mypressure-overlay.dts</text:span></text:span></text:p>
        </text:list-item>
        <text:list-item>
          <text:p text:style-name="P68">Modify the kernel recipe (via bbappend):</text:p>
        </text:list-item>
      </text:list>
      <text:p text:style-name="P76"><text:span text:style-name="Source_20_Text"><text:span text:style-name="T3">recipes-kernel/linux/linux-raspberrypi_%.bbappend</text:span></text:span>:</text:p>
      <text:p text:style-name="P24">bitbake</text:p>
      <text:p text:style-name="P24"/>
      <text:p text:style-name="P25"><text:span text:style-name="Source_20_Text"><text:span text:style-name="T3">FILESEXTRAPATHS_prepend := "${THISDIR}/files:"</text:span></text:span></text:p>
      <text:p text:style-name="P16" loext:marker-style-name="T3"/>
      <text:p text:style-name="P27"><text:span text:style-name="Source_20_Text"><text:span text:style-name="T3">SRC_URI += " \</text:span></text:span></text:p>
      <text:p text:style-name="P27"><text:span text:style-name="Source_20_Text"><text:span text:style-name="T3"><text:s text:c="4"/>file://mypressure-overlay.dts \</text:span></text:span></text:p>
      <text:p text:style-name="P27"><text:span text:style-name="Source_20_Text"><text:span text:style-name="T3">"</text:span></text:span></text:p>
      <text:p text:style-name="P16" loext:marker-style-name="T3"/>
      <text:p text:style-name="P28"><text:span text:style-name="Source_20_Text"><text:span text:style-name="T3">KERNEL_DEVICETREE += "overlays/mypressure-overlay.dts"</text:span></text:span></text:p>
      <text:p text:style-name="Quotations">This builds <text:span text:style-name="Source_20_Text"><text:span text:style-name="T3">mypressure-overlay.dtbo</text:span></text:span> and installs it in <text:span text:style-name="Source_20_Text"><text:span text:style-name="T3">/boot/overlays/</text:span></text:span>.</text:p>
      <text:p text:style-name="Horizontal_20_Line"/>
      <text:h text:style-name="Heading_20_3" text:outline-level="3">✅ 3. Ensure Kernel and Rootfs are Built</text:h>
      <text:p text:style-name="Text_20_body">Add the following to your local configuration (<text:span text:style-name="Source_20_Text">conf/local.conf</text:span> or distro config):</text:p>
      <text:p text:style-name="Preformatted_20_Text">conf</text:p>
      <text:p text:style-name="Preformatted_20_Text"/>
      <text:p text:style-name="P12"><text:span text:style-name="Source_20_Text"><text:span text:style-name="T3">MACHINE = "raspberrypi4-64"</text:span></text:span></text:p>
      <text:p text:style-name="P17"><text:span text:style-name="Source_20_Text"><text:span text:style-name="T3">DISTRO ?= "poky"</text:span></text:span></text:p>
      <text:p text:style-name="Text_20_body">Make sure the image includes your driver module and overlay:</text:p>
      <text:list text:style-name="WWNum27">
        <text:list-item>
          <text:p text:style-name="P69">Add to <text:span text:style-name="Source_20_Text"><text:span text:style-name="T3">IMAGE_INSTALL</text:span></text:span> in your image recipe or <text:span text:style-name="Source_20_Text"><text:span text:style-name="T3">local.conf</text:span></text:span>:</text:p>
        </text:list-item>
      </text:list>
      <text:p text:style-name="P24">conf</text:p>
      <text:p text:style-name="P24"/>
      <text:p text:style-name="P26"><text:span text:style-name="Source_20_Text"><text:span text:style-name="T3">IMAGE_INSTALL:append = " mypressure-driver"</text:span></text:span></text:p>
      <text:p text:style-name="Horizontal_20_Line"/>
      <text:h text:style-name="Heading_20_3" text:outline-level="3">✅ 4. Build Everything</text:h>
      <text:p text:style-name="Text_20_body">From your build directory:</text:p>
      <text:p text:style-name="Preformatted_20_Text">bash</text:p>
      <text:p text:style-name="Preformatted_20_Text"/>
      <text:p text:style-name="P13"><text:span text:style-name="Source_20_Text"><text:span text:style-name="T3">bitbake core-image-minimal</text:span></text:span></text:p>
      <text:p text:style-name="Text_20_body">This produces: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Output Fil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Table_20_Contents"><text:span text:style-name="Source_20_Text"><text:span text:style-name="T3">Image</text:span></text:span></text:p>
          </table:table-cell>
          <table:table-cell table:style-name="Table7.A1" office:value-type="string">
            <text:p text:style-name="Table_20_Contents">Kernel binary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Source_20_Text"><text:span text:style-name="T3">bcm2711-rpi-4-b.dtb</text:span></text:span></text:p>
          </table:table-cell>
          <table:table-cell table:style-name="Table7.A1" office:value-type="string">
            <text:p text:style-name="Table_20_Contents">Base Device Tree Blob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Source_20_Text"><text:span text:style-name="T3">overlays/mypressure.dtbo</text:span></text:span></text:p>
          </table:table-cell>
          <table:table-cell table:style-name="Table7.A1" office:value-type="string">
            <text:p text:style-name="Table_20_Contents">Device Tree Overlay</text:p>
          </table:table-cell>
        </table:table-row>
        <table:table-row table:style-name="Table7.1">
          <table:table-cell table:style-name="Table7.A1" office:value-type="string">
            <text:p text:style-name="Table_20_Contents"><text:span text:style-name="Source_20_Text"><text:span text:style-name="T3">core-image-minimal.rpi-sdimg</text:span></text:span></text:p>
          </table:table-cell>
          <table:table-cell table:style-name="Table7.A1" office:value-type="string">
            <text:p text:style-name="Table_20_Contents">Bootable root filesystem image</text:p>
          </table:table-cell>
        </table:table-row>
      </table:table>
      <text:p text:style-name="Horizontal_20_Line"/>
      <text:h text:style-name="Heading_20_2" text:outline-level="2"><text:soft-page-break/>✅ 5. Use the DTBO at Boot</text:h>
      <text:p text:style-name="Text_20_body">Edit <text:span text:style-name="Source_20_Text"><text:span text:style-name="T3">config.txt</text:span></text:span> on the boot partition:</text:p>
      <text:p text:style-name="Preformatted_20_Text">ini</text:p>
      <text:p text:style-name="Preformatted_20_Text"/>
      <text:p text:style-name="P13"><text:span text:style-name="Source_20_Text"><text:span text:style-name="T3">dtoverlay=mypressure-overlay</text:span></text:span></text:p>
      <text:p text:style-name="Horizontal_20_Line"/>
      <text:h text:style-name="Heading_20_2" text:outline-level="2">✅ 6. Load the Driver</text:h>
      <text:p text:style-name="Text_20_body">Ensure the kernel module autoloads:</text:p>
      <text:list text:style-name="WWNum28">
        <text:list-item>
          <text:p text:style-name="P70">If using <text:span text:style-name="Source_20_Text"><text:span text:style-name="T3">KERNEL_MODULE_AUTOLOAD</text:span></text:span>, it's loaded automatically.</text:p>
        </text:list-item>
        <text:list-item>
          <text:p text:style-name="P70">Or use <text:span text:style-name="Source_20_Text"><text:span text:style-name="T3">/etc/modules-load.d/mypressure.conf</text:span></text:span> with:</text:p>
        </text:list-item>
      </text:list>
      <text:p text:style-name="P26"><text:span text:style-name="Source_20_Text"><text:span text:style-name="T3">mypressure</text:span></text:span></text:p>
      <text:p text:style-name="Horizontal_20_Line"/>
      <text:h text:style-name="Heading_20_2" text:outline-level="2">🧪 Testing</text:h>
      <text:list text:style-name="WWNum29">
        <text:list-item>
          <text:p text:style-name="P71">Check boot logs:</text:p>
        </text:list-item>
      </text:list>
      <text:p text:style-name="P24">bash</text:p>
      <text:p text:style-name="P24"/>
      <text:p text:style-name="P26"><text:span text:style-name="Source_20_Text"><text:span text:style-name="T3">dmesg | grep mypressure</text:span></text:span></text:p>
      <text:list text:continue-numbering="true" text:style-name="WWNum29">
        <text:list-item>
          <text:p text:style-name="P71">Confirm device is created, interrupts work, etc.</text:p>
        </text:list-item>
      </text:list>
      <text:p text:style-name="Horizontal_20_Line"/>
      <text:p text:style-name="Text_20_body">Would you like me to generate a sample Yocto layer structure (with driver + DTBO) you can drop into your build?</text:p>
      <text:p text:style-name="Text_20_body"/>
      <text:list xml:id="list182846485775334" text:continue-list="list182848138854993" text:style-name="WWNum19">
        <text:list-item>
          <text:p text:style-name="P30" loext:marker-style-name="T1"><text:span text:style-name="Source_20_Text"><text:span text:style-name="T1">How to check if I am using KERNEL_MODULE_AUTOLOAD?</text:span></text:span><text:span text:style-name="T1"/></text:p>
        </text:list-item>
      </text:list>
      <text:h text:style-name="Heading_20_6" text:outline-level="6"/>
      <text:p text:style-name="Text_20_body">You can check if you're using <text:span text:style-name="Source_20_Text"><text:span text:style-name="T3">KERNEL_MODULE_AUTOLOAD</text:span></text:span> in Yocto by inspecting the <text:span text:style-name="Strong_20_Emphasis">kernel module recipe</text:span> or the <text:span text:style-name="Strong_20_Emphasis">image configuration</text:span>.</text:p>
      <text:p text:style-name="Horizontal_20_Line"/>
      <text:h text:style-name="Heading_20_2" text:outline-level="2">✅ 1. In Your Kernel Module Recipe</text:h>
      <text:p text:style-name="Text_20_body">Open your driver’s BitBake recipe (e.g., <text:span text:style-name="Source_20_Text"><text:span text:style-name="T3">mypressure-driver.bb</text:span></text:span>) and look for this line:</text:p>
      <text:p text:style-name="Preformatted_20_Text">bitbake</text:p>
      <text:p text:style-name="Preformatted_20_Text"/>
      <text:p text:style-name="P13"><text:span text:style-name="Source_20_Text"><text:span text:style-name="T3">KERNEL_MODULE_AUTOLOAD += "mypressure"</text:span></text:span></text:p>
      <text:p text:style-name="Text_20_body">If it's there — this tells Yocto to:</text:p>
      <text:list text:style-name="WWNum30">
        <text:list-item>
          <text:p text:style-name="P72"><text:span text:style-name="Strong_20_Emphasis">Automatically load</text:span> the <text:span text:style-name="Source_20_Text">mypressure</text:span> module at boot time.</text:p>
        </text:list-item>
        <text:list-item>
          <text:p text:style-name="P72"><text:soft-page-break/>It achieves this by generating a file like <text:span text:style-name="Source_20_Text"><text:span text:style-name="T3">/etc/modules-load.d/mypressure.conf</text:span></text:span> in the root filesystem.</text:p>
        </text:list-item>
      </text:list>
      <text:p text:style-name="Text_20_body">If it’s <text:span text:style-name="Strong_20_Emphasis">missing</text:span>, the driver <text:span text:style-name="Strong_20_Emphasis">won’t be autoloaded</text:span> by default, even if it’s included in the image.</text:p>
      <text:p text:style-name="Horizontal_20_Line"/>
      <text:h text:style-name="Heading_20_2" text:outline-level="2">✅ 2. In the Root Filesystem After Build</text:h>
      <text:p text:style-name="Text_20_body">After building your image (<text:span text:style-name="Source_20_Text"><text:span text:style-name="T3">bitbake core-image-...</text:span></text:span>), you can verify it by checking:</text:p>
      <text:p text:style-name="Preformatted_20_Text">bash</text:p>
      <text:p text:style-name="Preformatted_20_Text"/>
      <text:p text:style-name="P13"><text:span text:style-name="Source_20_Text"><text:span text:style-name="T3">grep mypressure tmp/work/*/image/etc/modules-load.d/* || echo "Not found"</text:span></text:span></text:p>
      <text:p text:style-name="Text_20_body">If you see a line like:</text:p>
      <text:p text:style-name="Preformatted_20_Text">bash</text:p>
      <text:p text:style-name="Preformatted_20_Text"/>
      <text:p text:style-name="P13"><text:span text:style-name="Source_20_Text"><text:span text:style-name="T3">/etc/modules-load.d/mypressure.conf:mypressure</text:span></text:span></text:p>
      <text:p text:style-name="Text_20_body">Then autoload is active.</text:p>
      <text:p text:style-name="Horizontal_20_Line"/>
      <text:h text:style-name="Heading_20_2" text:outline-level="2">✅ 3. After Boot (on the Target Device)</text:h>
      <text:p text:style-name="Text_20_body">Run:</text:p>
      <text:p text:style-name="Preformatted_20_Text">bash</text:p>
      <text:p text:style-name="Preformatted_20_Text"/>
      <text:p text:style-name="P13"><text:span text:style-name="Source_20_Text"><text:span text:style-name="T3">lsmod | grep mypressure</text:span></text:span></text:p>
      <text:p text:style-name="Text_20_body">Or:</text:p>
      <text:p text:style-name="Preformatted_20_Text">bash</text:p>
      <text:p text:style-name="Preformatted_20_Text"/>
      <text:p text:style-name="P13"><text:span text:style-name="Source_20_Text"><text:span text:style-name="T3">dmesg | grep mypressure</text:span></text:span></text:p>
      <text:p text:style-name="Text_20_body">If the module is listed, it was loaded — either automatically (via <text:span text:style-name="Source_20_Text"><text:span text:style-name="T3">KERNEL_MODULE_AUTOLOAD</text:span></text:span>) or manually.</text:p>
      <text:p text:style-name="Horizontal_20_Line"/>
      <text:list xml:id="list182847885935738" text:continue-list="list182846485775334" text:style-name="WWNum19">
        <text:list-item>
          <text:p text:style-name="P30" loext:marker-style-name="T1"><text:span text:style-name="Source_20_Text"><text:span text:style-name="T1">How to convert Image, DTB and rootfs to a single .img file, so that I can write it into an SD card and boot the Raspberry Pi board?</text:span></text:span><text:span text:style-name="T1"/></text:p>
        </text:list-item>
      </text:list>
      <text:p text:style-name="Text_20_body">To convert the <text:span text:style-name="Strong_20_Emphasis">Image</text:span>, <text:span text:style-name="Strong_20_Emphasis">DTB</text:span>, and <text:span text:style-name="Strong_20_Emphasis">root filesystem</text:span> (rootfs) into a single <text:span text:style-name="Source_20_Text">.img</text:span> file suitable for SD card flashing and booting your Raspberry Pi board using <text:span text:style-name="Strong_20_Emphasis">Yocto</text:span>, follow this guide:</text:p>
      <text:p text:style-name="Horizontal_20_Line"/>
      <text:h text:style-name="Heading_20_2" text:outline-level="2">✅ Step 1: Use Yocto to Build a Bootable SD Card Image</text:h>
      <text:p text:style-name="Text_20_body">If you are using the <text:span text:style-name="Strong_20_Emphasis">meta-raspberrypi</text:span> layer (which supports Raspberry Pi officially), and you build a standard image like <text:span text:style-name="Source_20_Text"><text:span text:style-name="T3">core-image-base</text:span></text:span><text:span text:style-name="T3"> or </text:span><text:span text:style-name="Source_20_Text"><text:span text:style-name="T3">core-image-minimal</text:span></text:span>, Yocto will <text:span text:style-name="Strong_20_Emphasis">automatically generate a bootable </text:span><text:span text:style-name="Source_20_Text">.img</text:span> file for Raspberry Pi.</text:p>
      <text:h text:style-name="Heading_20_3" text:outline-level="3"><text:soft-page-break/>📦 Example:</text:h>
      <text:p text:style-name="Preformatted_20_Text">bash</text:p>
      <text:p text:style-name="Preformatted_20_Text"/>
      <text:p text:style-name="P13"><text:span text:style-name="Source_20_Text"><text:span text:style-name="T3">bitbake core-image-minimal</text:span></text:span></text:p>
      <text:p text:style-name="Text_20_body">After the build, Yocto will produce:</text:p>
      <text:p text:style-name="Preformatted_20_Text">bash</text:p>
      <text:p text:style-name="Preformatted_20_Text"/>
      <text:p text:style-name="P13"><text:span text:style-name="Source_20_Text"><text:span text:style-name="T3">tmp/deploy/images/raspberrypi4-64/core-image-minimal-raspberrypi4-64.rpi-sdimg</text:span></text:span></text:p>
      <text:p text:style-name="Text_20_body">This <text:span text:style-name="Source_20_Text">.rpi-sdimg</text:span> file <text:span text:style-name="Strong_20_Emphasis">is</text:span> a complete bootable image — including: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Partition</text:p>
            </table:table-cell>
            <table:table-cell table:style-name="Table8.A1" office:value-type="string">
              <text:p text:style-name="Table_20_Heading">Contents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Table_20_Contents">boot (FAT32)</text:p>
          </table:table-cell>
          <table:table-cell table:style-name="Table8.A1" office:value-type="string">
            <text:p text:style-name="Table_20_Contents"><text:span text:style-name="Source_20_Text"><text:span text:style-name="T3">Image</text:span></text:span><text:span text:style-name="T3">, </text:span><text:span text:style-name="Source_20_Text"><text:span text:style-name="T3">.dtb</text:span></text:span><text:span text:style-name="T3">, </text:span><text:span text:style-name="Source_20_Text"><text:span text:style-name="T3">*.dtbo</text:span></text:span><text:span text:style-name="T3">, </text:span><text:span text:style-name="Source_20_Text"><text:span text:style-name="T3">config.txt</text:span></text:span>, etc.</text:p>
          </table:table-cell>
        </table:table-row>
        <table:table-row table:style-name="Table8.1">
          <table:table-cell table:style-name="Table8.A1" office:value-type="string">
            <text:p text:style-name="Table_20_Contents">rootfs (ext4)</text:p>
          </table:table-cell>
          <table:table-cell table:style-name="Table8.A1" office:value-type="string">
            <text:p text:style-name="Table_20_Contents"><text:span text:style-name="Source_20_Text"><text:span text:style-name="T3">/lib</text:span></text:span><text:span text:style-name="T3">, </text:span><text:span text:style-name="Source_20_Text"><text:span text:style-name="T3">/etc</text:span></text:span>, your kernel modules, etc.</text:p>
          </table:table-cell>
        </table:table-row>
      </table:table>
      <text:p text:style-name="Horizontal_20_Line"/>
      <text:h text:style-name="Heading_20_2" text:outline-level="2">✅ Step 2: Write the Image to an SD Card</text:h>
      <text:p text:style-name="Text_20_body">Use a tool like <text:span text:style-name="Source_20_Text">dd</text:span>, <text:span text:style-name="Source_20_Text">balenaEtcher</text:span>, or <text:span text:style-name="Source_20_Text">Raspberry Pi Imager</text:span> to flash the <text:span text:style-name="Source_20_Text"><text:span text:style-name="T3">.rpi-sdimg</text:span></text:span> to an SD card.</text:p>
      <text:h text:style-name="Heading_20_3" text:outline-level="3">🧪 With <text:span text:style-name="Source_20_Text">dd</text:span> (Linux/macOS):</text:h>
      <text:p text:style-name="Preformatted_20_Text">bash</text:p>
      <text:p text:style-name="Preformatted_20_Text"/>
      <text:p text:style-name="P13"><text:span text:style-name="Source_20_Text"><text:span text:style-name="T3">sudo dd if=core-image-minimal-raspberrypi4-64.rpi-sdimg of=/dev/sdX bs=4M status=progress conv=fsync</text:span></text:span></text:p>
      <text:p text:style-name="Quotations">Replace <text:span text:style-name="Source_20_Text"><text:span text:style-name="T3">/dev/sdX</text:span></text:span> with the correct device node for your SD card!</text:p>
      <text:p text:style-name="Horizontal_20_Line"/>
      <text:h text:style-name="Heading_20_2" text:outline-level="2">✅ Step 3: Boot the Raspberry Pi</text:h>
      <text:list text:style-name="WWNum31">
        <text:list-item>
          <text:p text:style-name="P73">Insert the SD card.</text:p>
        </text:list-item>
        <text:list-item>
          <text:p text:style-name="P73">Connect serial/HDMI if needed.</text:p>
        </text:list-item>
        <text:list-item>
          <text:p text:style-name="P73">Power on the Pi — it should boot your Yocto-built image and auto-load your driver (if configured correctly).</text:p>
        </text:list-item>
      </text:list>
      <text:p text:style-name="Horizontal_20_Line"/>
      <text:h text:style-name="Heading_20_2" text:outline-level="2">🧩 Bonus: If You Don't See <text:span text:style-name="Source_20_Text">.rpi-sdimg</text:span></text:h>
      <text:p text:style-name="Text_20_body">You may not have enabled the right image format. Ensure in <text:span text:style-name="Source_20_Text">conf/local.conf</text:span> or your image recipe:</text:p>
      <text:p text:style-name="Preformatted_20_Text">conf</text:p>
      <text:p text:style-name="Preformatted_20_Text"/>
      <text:p text:style-name="P13"><text:span text:style-name="Source_20_Text"><text:span text:style-name="T3">IMAGE_FSTYPES += "rpi-sdimg"</text:span></text:span></text:p>
      <text:p text:style-name="Text_20_body">Then rebuild:</text:p>
      <text:p text:style-name="Preformatted_20_Text"><text:soft-page-break/>bash</text:p>
      <text:p text:style-name="Preformatted_20_Text"/>
      <text:p text:style-name="P13"><text:span text:style-name="Source_20_Text">bitbake core-image-minimal</text:span></text:p>
      <text:p text:style-name="Horizontal_20_Line"/>
      <text:list text:continue-list="list182847885935738" text:style-name="WWNum19">
        <text:list-item>
          <text:p text:style-name="P30" loext:marker-style-name="T1"><text:span text:style-name="Source_20_Text"><text:span text:style-name="T1">Can I mount the .img file in the Yocto build machine, and then, make changes in config.txt in the rootfs and then if I unmount will the changes in the config.txt persist in the unmountd .img file?</text:span></text:span><text:span text:style-name="T1"/></text:p>
        </text:list-item>
      </text:list>
      <text:p text:style-name="Text_20_body">Yes, <text:span text:style-name="Strong_20_Emphasis">you can mount the </text:span><text:span text:style-name="Source_20_Text">.img</text:span><text:span text:style-name="Strong_20_Emphasis"> file</text:span> generated by Yocto (e.g., <text:span text:style-name="Source_20_Text">.</text:span><text:span text:style-name="Source_20_Text"><text:span text:style-name="T3">rpi-sdimg</text:span></text:span>), <text:span text:style-name="Strong_20_Emphasis">edit files like </text:span><text:span text:style-name="Source_20_Text">config.txt</text:span>, and <text:span text:style-name="Strong_20_Emphasis">your changes will persist</text:span> after unmounting — <text:span text:style-name="Emphasis">as long as you mount and modify the correct partition properly</text:span>.</text:p>
      <text:p text:style-name="Horizontal_20_Line"/>
      <text:h text:style-name="Heading_20_2" text:outline-level="2">✅ Step-by-Step Guide</text:h>
      <text:p text:style-name="Text_20_body">Let’s say you have this file:</text:p>
      <text:p text:style-name="Preformatted_20_Text">bash</text:p>
      <text:p text:style-name="Preformatted_20_Text"/>
      <text:p text:style-name="P13"><text:span text:style-name="Source_20_Text"><text:span text:style-name="T3">core-image-minimal-raspberrypi4-64.rpi-sdimg</text:span></text:span></text:p>
      <text:p text:style-name="Text_20_body">This image usually contains <text:span text:style-name="Strong_20_Emphasis">two partitions</text:span>:</text:p>
      <text:list text:style-name="WWNum32">
        <text:list-item>
          <text:p text:style-name="P74"><text:span text:style-name="Strong_20_Emphasis">boot partition</text:span> (FAT32): Contains <text:span text:style-name="Source_20_Text"><text:span text:style-name="T3">config.txt</text:span></text:span><text:span text:style-name="T3">, </text:span><text:span text:style-name="Source_20_Text"><text:span text:style-name="T3">*.dtb</text:span></text:span>,<text:span text:style-name="T3"> kernel </text:span><text:span text:style-name="Source_20_Text"><text:span text:style-name="T3">Image</text:span></text:span><text:span text:style-name="T3">, overlays</text:span>.</text:p>
        </text:list-item>
        <text:list-item>
          <text:p text:style-name="P74"><text:span text:style-name="Strong_20_Emphasis">rootfs partition</text:span> (ext4): Contains the Linux root filesystem (<text:span text:style-name="Source_20_Text"><text:span text:style-name="T3">/etc</text:span></text:span><text:span text:style-name="T3">, </text:span><text:span text:style-name="Source_20_Text"><text:span text:style-name="T3">/lib</text:span></text:span>, etc.)</text:p>
        </text:list-item>
      </text:list>
      <text:p text:style-name="Horizontal_20_Line"/>
      <text:h text:style-name="Heading_20_2" text:outline-level="2">🧪 Step 1: Find Partition Offsets</text:h>
      <text:p text:style-name="Text_20_body">Run:</text:p>
      <text:p text:style-name="Preformatted_20_Text">bash</text:p>
      <text:p text:style-name="Preformatted_20_Text"/>
      <text:p text:style-name="P13"><text:span text:style-name="Source_20_Text"><text:span text:style-name="T3">fdisk -l core-image-minimal-raspberrypi4-64.rpi-sdimg</text:span></text:span></text:p>
      <text:p text:style-name="Text_20_body">Example output:</text:p>
      <text:p text:style-name="Preformatted_20_Text"/>
      <text:p text:style-name="P12"><text:span text:style-name="Source_20_Text"><text:span text:style-name="T4">Device <text:s text:c="29"/>Boot Start <text:s text:c="4"/>End Sectors <text:s/>Size Id Type</text:span></text:span></text:p>
      <text:p text:style-name="P14"><text:span text:style-name="Source_20_Text"><text:span text:style-name="T3">core-image-minimal-raspberrypi4-64.rpi-sdimg1 8192 <text:s/>53247 <text:s/>45056 <text:s/>22M <text:s/>c W95 FAT32 (LBA)</text:span></text:span></text:p>
      <text:p text:style-name="P17"><text:span text:style-name="Source_20_Text"><text:span text:style-name="T3">core-image-minimal-raspberrypi4-64.rpi-sdimg2 53248 524287 471040 230M 83 Linux</text:span></text:span></text:p>
      <text:p text:style-name="Text_20_body">Now calculate the byte offset:</text:p>
      <text:list text:style-name="WWNum33">
        <text:list-item>
          <text:p text:style-name="P75">For partition 1 (boot): <text:span text:style-name="Source_20_Text"><text:span text:style-name="T3">8192 * 512 = 4194304</text:span></text:span></text:p>
        </text:list-item>
        <text:list-item>
          <text:p text:style-name="P75">For partition 2 (rootfs): <text:span text:style-name="Source_20_Text"><text:span text:style-name="T3">53248 * 512 = 27262976</text:span></text:span></text:p>
        </text:list-item>
      </text:list>
      <text:p text:style-name="Horizontal_20_Line"/>
      <text:h text:style-name="Heading_20_2" text:outline-level="2"><text:soft-page-break/>🧰 Step 2: Mount the Boot Partition</text:h>
      <text:p text:style-name="Text_20_body">Create a mount point and mount:</text:p>
      <text:p text:style-name="Preformatted_20_Text">bash</text:p>
      <text:p text:style-name="Preformatted_20_Text"/>
      <text:p text:style-name="P12"><text:span text:style-name="Source_20_Text"><text:span text:style-name="T3">mkdir /mnt/rpi-boot</text:span></text:span></text:p>
      <text:p text:style-name="P17"><text:span text:style-name="Source_20_Text"><text:span text:style-name="T3">sudo mount -o loop,offset=4194304 core-image-minimal-raspberrypi4-64.rpi-sdimg /mnt/rpi-boot</text:span></text:span></text:p>
      <text:p text:style-name="Text_20_body">Now you can edit <text:span text:style-name="Source_20_Text"><text:span text:style-name="T3">/mnt/rpi-boot/config.txt</text:span></text:span>:</text:p>
      <text:p text:style-name="Preformatted_20_Text">bash</text:p>
      <text:p text:style-name="Preformatted_20_Text"/>
      <text:p text:style-name="P13"><text:span text:style-name="Source_20_Text"><text:span text:style-name="T3">sudo nano /mnt/rpi-boot/config.txt</text:span></text:span></text:p>
      <text:p text:style-name="Text_20_body">Add, for example:</text:p>
      <text:p text:style-name="Preformatted_20_Text">ini</text:p>
      <text:p text:style-name="Preformatted_20_Text"/>
      <text:p text:style-name="P13"><text:span text:style-name="Source_20_Text"><text:span text:style-name="T3">dtoverlay=mypressure-overlay</text:span></text:span></text:p>
      <text:p text:style-name="Horizontal_20_Line"/>
      <text:h text:style-name="Heading_20_2" text:outline-level="2">✅ Step 3: Unmount the Image</text:h>
      <text:p text:style-name="Preformatted_20_Text">bash</text:p>
      <text:p text:style-name="Preformatted_20_Text"/>
      <text:p text:style-name="P13"><text:span text:style-name="Source_20_Text"><text:span text:style-name="T3">sudo umount /mnt/rpi-boot</text:span></text:span></text:p>
      <text:p text:style-name="Text_20_body">✔️ Now your <text:span text:style-name="Source_20_Text">.rpi-sdimg</text:span> includes the updated <text:span text:style-name="Source_20_Text">config.txt</text:span>, and changes will persist if you flash it to an SD card.</text:p>
      <text:p text:style-name="Horizontal_20_Line"/>
      <text:p text:style-name="P37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wiss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swiss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1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1" fo:font-family="'Liberation Serif'" style:font-family-generic="swiss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swiss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1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Symbol1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Symbol1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Symbol1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1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1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Symbol1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1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1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1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Symbol1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Symbol1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Symbol1" style:font-family-complex="Symbol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Symbol1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Symbol1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Symbol1" style:font-family-complex="Symbol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Symbol1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Symbol1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Symbol1" style:font-family-complex="Symbol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Symbol1" style:font-family-complex="Symbol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-complex="Symbol1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Symbol1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-complex="Symbol1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Symbol1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Symbol1" style:font-family-complex="Symbol" style:font-family-generic-complex="system" style:font-pitch-complex="variable"/>
    </style:style>
    <style:style style:name="ListLabel_20_295" style:display-name="ListLabel 295" style:family="text">
      <style:text-properties style:font-name-complex="Symbol1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Symbol1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Symbol1" style:font-family-complex="Symbol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0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0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0:09:27</meta:creation-date>
    <dc:language>en-IN</dc:language>
    <dc:date>2025-12-16T21:29:52</dc:date>
    <meta:editing-cycles>24</meta:editing-cycles>
    <meta:editing-duration>PT2H23M</meta:editing-duration>
    <meta:generator>LibreOffice/24.2.7.2$Linux_X86_64 LibreOffice_project/420$Build-2</meta:generator>
    <meta:document-statistic meta:table-count="8" meta:image-count="0" meta:object-count="0" meta:page-count="22" meta:paragraph-count="641" meta:word-count="4099" meta:character-count="26770" meta:non-whitespace-character-count="22446"/>
    <meta:user-defined meta:name="AppVersion">15.0000</meta:user-defined>
  </office:meta>
</office:document-meta>
</file>